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5.632cm"/>
    </style:style>
    <style:style style:name="co5" style:family="table-column">
      <style:table-column-properties fo:break-before="auto" style:column-width="0.415cm"/>
    </style:style>
    <style:style style:name="co6" style:family="table-column">
      <style:table-column-properties fo:break-before="auto" style:column-width="5.188cm"/>
    </style:style>
    <style:style style:name="co7" style:family="table-column">
      <style:table-column-properties fo:break-before="auto" style:column-width="8.073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2.579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1.337cm" fo:break-before="auto" style:use-optimal-row-height="false"/>
    </style:style>
    <style:style style:name="ro4" style:family="table-row">
      <style:table-row-properties style:row-height="2.522cm" fo:break-before="auto" style:use-optimal-row-height="false"/>
    </style:style>
    <style:style style:name="ro5" style:family="table-row">
      <style:table-row-properties style:row-height="2.127cm" fo:break-before="auto" style:use-optimal-row-height="false"/>
    </style:style>
    <style:style style:name="ro6" style:family="table-row">
      <style:table-row-properties style:row-height="1.732cm" fo:break-before="auto" style:use-optimal-row-height="false"/>
    </style:style>
    <style:style style:name="ro7" style:family="table-row">
      <style:table-row-properties style:row-height="5.286cm" fo:break-before="auto" style:use-optimal-row-height="false"/>
    </style:style>
    <style:style style:name="ro8" style:family="table-row">
      <style:table-row-properties style:row-height="4.49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7.655cm" fo:break-before="auto" style:use-optimal-row-height="false"/>
    </style:style>
    <style:style style:name="ro13" style:family="table-row">
      <style:table-row-properties style:row-height="3.311cm" fo:break-before="auto" style:use-optimal-row-height="false"/>
    </style:style>
    <style:style style:name="ro14" style:family="table-row">
      <style:table-row-properties style:row-height="4.891cm" fo:break-before="auto" style:use-optimal-row-height="false"/>
    </style:style>
    <style:style style:name="ro15" style:family="table-row">
      <style:table-row-properties style:row-height="4.10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ackground-color="#ff9900" style:diagonal-bl-tr="none" style:diagonal-tl-br="none" fo:border="none"/>
      <style:text-properties style:font-name="Arial3" fo:font-size="10pt" fo:font-style="normal"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1a1a1a" fo:background-color="#ff9900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02cm solid #000000" fo:background-color="#ff99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17d7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5ef7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99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dcdc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wrap-option="no-wrap" fo:border="none"/>
      <style:text-properties style:font-name="Arial3" fo:font-size="10pt" fo:font-style="normal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17d7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fo:background-color="#f5ef7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Arial3" fo:font-size="10pt" fo:font-style="normal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Arial3" fo:font-size="10pt" fo:font-style="normal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Arial3" fo:font-size="10pt" fo:font-style="normal" fo:font-weight="normal"/>
    </style:style>
    <style:style style:name="ce5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333333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5ef7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993366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5ef7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5ef7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5ef7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5ef7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fo:border="none"/>
      <style:text-properties style:font-name="Arial3" fo:font-size="10pt" fo:font-style="normal" fo:font-weight="normal" style:font-weight-asian="normal" style:font-weight-complex="normal"/>
    </style:style>
    <style:style style:name="ce70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0.035cm solid #1a1a1a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35cm solid #1a1a1a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b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5fdb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cda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3399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947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88f8a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d49a7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0.035cm solid #1a1a1a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0.035cm solid #1a1a1a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00a6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00a6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fo:background-color="#f5ef79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f5ef79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5ef7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3d1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1a1a1a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1a1a1a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ef9b9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1a1a1a" fo:background-color="#f0f0f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35cm solid #1a1a1a" fo:background-color="#e2e2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5ef7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1a1a1a" fo:background-color="#ccffcc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1a1a1a" fo:background-color="#ccffcc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background-color="transparent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1a1a1a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35cm solid #1a1a1a" fo:background-color="#ffff99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ffffff" style:diagonal-bl-tr="none" style:diagonal-tl-br="none" fo:border-left="0.002cm solid #000000" fo:border-right="0.002cm solid #000000" fo:border-top="none"/>
      <style:text-properties style:font-name="Arial3" fo:font-size="10pt" fo:font-style="normal"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17d7d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fo:background-color="#dcdcdc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none" fo:background-color="#f5ef79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dcdcdc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5ef79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diagonal-bl-tr="none" style:diagonal-tl-br="none" fo:border="none"/>
      <style:text-properties style:font-name="Arial3" fo:font-size="10pt" fo:font-style="normal"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5ef7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7" style:family="table-cell" style:parent-style-name="Default">
      <style:table-cell-properties fo:background-color="#ffffff" style:diagonal-bl-tr="none" style:diagonal-tl-br="none" fo:border="none"/>
      <style:text-properties style:use-window-font-color="true" style:font-name="Arial3" fo:font-size="10pt" fo:font-style="normal" style:text-underline-style="solid" style:text-underline-width="auto" style:text-underline-color="font-color" fo:font-weight="normal" style:font-weight-asian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fo:border="none"/>
      <style:text-properties style:use-window-font-color="true" style:font-name="Arial3" fo:font-size="10pt" fo:font-style="normal" fo:font-weight="normal" style:font-weight-asian="normal" style:font-weight-complex="normal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17d7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17d7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17d7d" style:text-outline="false" style:text-line-through-style="solid" style:font-name="Arial3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fo:border-bottom="0.035cm solid #1a1a1a" fo:background-color="#ffffff" style:diagonal-bl-tr="none" style:diagonal-tl-br="none" fo:border-left="none" fo:border-right="none" fo:border-top="none"/>
      <style:text-properties style:font-name="Arial3" fo:font-size="10pt" fo:font-style="normal" fo:font-weight="normal" style:font-weight-asian="normal" style:font-weight-complex="normal"/>
    </style:style>
    <style:style style:name="ce155" style:family="table-cell" style:parent-style-name="Default">
      <style:text-properties style:font-name="Arial3" fo:font-size="10pt" fo:font-style="normal" fo:font-weight="normal" style:font-weight-asian="normal" style:font-weight-complex="normal"/>
    </style:style>
    <style:style style:name="ce156" style:family="table-cell" style:parent-style-name="Default">
      <style:text-properties style:font-name="Arial3" fo:font-size="10pt" fo:font-style="normal" fo:font-weight="normal"/>
    </style:style>
    <style:style style:name="ce157" style:family="table-cell" style:parent-style-name="Default">
      <style:text-properties style:font-name="Arial3" fo:font-size="10pt" fo:font-style="normal" fo:font-weight="bold" style:font-weight-asian="bold" style:font-weight-complex="bold"/>
    </style:style>
    <style:style style:name="ce158" style:family="table-cell" style:parent-style-name="Default">
      <style:table-cell-properties fo:border="none"/>
      <style:text-properties style:font-name="Arial3" fo:font-size="10pt" fo:font-style="normal" fo:font-weight="normal"/>
    </style:style>
    <style:style style:name="ce159" style:family="table-cell" style:parent-style-name="Default">
      <style:table-cell-properties fo:border-bottom="0.002cm solid #000000" fo:border-left="none" fo:border-right="none" fo:border-top="0.002cm solid #000000"/>
      <style:text-properties style:font-name="Arial3" fo:font-size="10pt" fo:font-style="normal" fo:font-weight="normal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" style:family="text">
      <style:text-properties style:text-outline="false" style:text-line-through-style="none" style:text-position="33% 58%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style:text-outline="false" style:text-line-through-style="none" style:text-position="0% 100%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position="0% 100%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style:text-outline="false" style:text-line-through-style="none" style:text-position="33% 58%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text-outline="false" style:text-line-through-style="solid" style:text-position="33% 58%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style:text-outline="false" style:text-line-through-style="solid" style:text-position="0% 100%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L214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32"/>
        <table:table-column table:style-name="co3" table:default-cell-style-name="ce21"/>
        <table:table-column table:style-name="co1" table:number-columns-repeated="3" table:default-cell-style-name="ce21"/>
        <table:table-column table:style-name="co4" table:default-cell-style-name="ce21"/>
        <table:table-column table:style-name="co1" table:default-cell-style-name="ce21"/>
        <table:table-column table:style-name="co5" table:default-cell-style-name="ce121"/>
        <table:table-column table:style-name="co6" table:default-cell-style-name="ce32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" table:number-columns-repeated="237" table:default-cell-style-name="ce21"/>
        <table:table-column table:style-name="co1" table:number-columns-repeated="5" table:default-cell-style-name="ce156"/>
        <table:table-row table:style-name="ro1">
          <table:table-cell table:number-columns-repeated="2"/>
          <table:table-cell table:style-name="ce30" office:value-type="string">
            <text:p>all elements found directly to the right of another element are child elements of the left element.</text:p>
          </table:table-cell>
          <table:table-cell table:number-columns-repeated="248"/>
          <table:table-cell table:style-name="ce155" table:number-columns-repeated="5"/>
        </table:table-row>
        <table:table-row table:style-name="ro1">
          <table:table-cell table:number-columns-repeated="2"/>
          <table:table-cell table:style-name="ce30" office:value-type="string">
            <text:p>* indicates that an element can be repeated </text:p>
          </table:table-cell>
          <table:table-cell table:style-name="ce47" table:number-columns-repeated="4"/>
          <table:table-cell/>
          <table:table-cell table:style-name="ce26"/>
          <table:table-cell table:style-name="ce122"/>
          <table:table-cell table:style-name="ce139"/>
          <table:table-cell table:number-columns-repeated="240"/>
          <table:table-cell table:style-name="ce155" table:number-columns-repeated="5"/>
        </table:table-row>
        <table:table-row table:style-name="ro1">
          <table:table-cell table:style-name="ce2" table:number-columns-repeated="2"/>
          <table:table-cell table:style-name="ce31" office:value-type="string">
            <text:p>S indicates sub-project field</text:p>
          </table:table-cell>
          <table:table-cell table:style-name="ce48"/>
          <table:table-cell table:style-name="ce69" table:number-columns-repeated="5"/>
          <table:table-cell table:style-name="ce123"/>
          <table:table-cell table:style-name="ce140"/>
          <table:table-cell table:style-name="ce147"/>
          <table:table-cell table:style-name="ce148"/>
          <table:table-cell table:style-name="ce69"/>
          <table:table-cell table:style-name="ce154" table:number-columns-repeated="237"/>
          <table:table-cell table:style-name="ce155" table:number-columns-repeated="5"/>
        </table:table-row>
        <table:table-row table:style-name="ro1">
          <table:table-cell table:style-name="ce2" table:number-columns-repeated="2"/>
          <table:table-cell table:style-name="ce31" office:value-type="string">
            <text:p>C indicates that the field is calculated</text:p>
          </table:table-cell>
          <table:table-cell table:style-name="ce48"/>
          <table:table-cell table:style-name="ce69" table:number-columns-repeated="5"/>
          <table:table-cell table:style-name="ce123"/>
          <table:table-cell table:style-name="ce140"/>
          <table:table-cell table:style-name="ce148" table:number-columns-repeated="2"/>
          <table:table-cell table:style-name="ce69" table:number-columns-repeated="238"/>
          <table:table-cell table:style-name="ce155" table:number-columns-repeated="5"/>
        </table:table-row>
        <table:table-row table:style-name="ro1">
          <table:table-cell table:number-columns-repeated="2"/>
          <table:table-cell table:style-name="ce30" office:value-type="string">
            <text:p>1 indicates that an element can only be entered once.</text:p>
          </table:table-cell>
          <table:table-cell table:style-name="ce47" table:number-columns-repeated="4"/>
          <table:table-cell table:number-columns-repeated="244"/>
          <table:table-cell table:style-name="ce155" table:number-columns-repeated="5"/>
        </table:table-row>
        <table:table-row table:style-name="ro1">
          <table:table-cell table:number-columns-repeated="2"/>
          <table:table-cell table:style-name="ce30" office:value-type="string">
            <text:p>F indicates a field that is "filtered" (i.e. used during online search queries)</text:p>
          </table:table-cell>
          <table:table-cell table:style-name="ce47" table:number-columns-repeated="4"/>
          <table:table-cell table:number-columns-repeated="244"/>
          <table:table-cell table:style-name="ce155" table:number-columns-repeated="5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249"/>
        </table:table-row>
        <table:table-row table:style-name="ro1">
          <table:table-cell table:number-columns-repeated="2"/>
          <table:table-cell table:style-name="ce33"/>
          <table:table-cell table:number-columns-repeated="253"/>
        </table:table-row>
        <table:table-header-rows>
          <table:table-row table:style-name="ro2">
            <table:table-cell table:style-name="ce3" office:value-type="string">
              <text:p>Data Source</text:p>
            </table:table-cell>
            <table:table-cell table:style-name="ce3" office:value-type="string">
              <text:p>Field Name</text:p>
            </table:table-cell>
            <table:table-cell office:value-type="string">
              <text:p>Field Name</text:p>
            </table:table-cell>
            <table:table-cell table:style-name="ce32" office:value-type="string">
              <text:p>Field Name</text:p>
            </table:table-cell>
            <table:table-cell table:style-name="ce32" table:number-columns-repeated="2"/>
            <table:table-cell table:style-name="ce32" office:value-type="string">
              <text:p>Type of Field</text:p>
            </table:table-cell>
            <table:table-cell table:style-name="ce32" office:value-type="string">
              <text:p>Description</text:p>
            </table:table-cell>
            <table:table-cell table:style-name="ce32" office:value-type="string">
              <text:p>Person Responsible</text:p>
            </table:table-cell>
            <table:table-cell table:style-name="ce124"/>
            <table:table-cell table:style-name="ce141" office:value-type="string">
              <text:p>Plone Class</text:p>
            </table:table-cell>
            <table:table-cell table:style-name="ce141" office:value-type="string">
              <text:p>Plone Field Declaration</text:p>
            </table:table-cell>
            <table:table-cell table:style-name="ce141" office:value-type="string">
              <text:p>Label</text:p>
            </table:table-cell>
            <table:table-cell table:style-name="ce141" office:value-type="string">
              <text:p>Selection Lists</text:p>
            </table:table-cell>
            <table:table-cell table:style-name="ce32" table:number-columns-repeated="237"/>
            <table:table-cell table:style-name="ce157" table:number-columns-repeated="5"/>
          </table:table-row>
        </table:table-header-rows>
        <table:table-row table:style-name="ro2">
          <table:table-cell table:style-name="ce4" office:value-type="string">
            <text:p>Automatic</text:p>
          </table:table-cell>
          <table:table-cell table:style-name="ce4" office:value-type="string">
            <text:p>N/A</text:p>
          </table:table-cell>
          <table:table-cell table:style-name="ce34" office:value-type="string">
            <text:p>Core Project Data</text:p>
          </table:table-cell>
          <table:table-cell table:style-name="ce50" office:value-type="string">
            <text:p><text:span text:style-name="T2">1S </text:span><text:span text:style-name="T3">Internal Id</text:span></text:p>
          </table:table-cell>
          <table:table-cell table:style-name="ce70"/>
          <table:table-cell table:style-name="ce84"/>
          <table:table-cell table:style-name="ce84" office:value-type="string">
            <text:p>Text field</text:p>
          </table:table-cell>
          <table:table-cell table:style-name="ce84" office:value-type="string">
            <text:p>Read only field used to uniquely identify a project</text:p>
          </table:table-cell>
          <table:table-cell table:style-name="ce111" office:value-type="string">
            <text:p>Automatic</text:p>
          </table:table-cell>
          <table:table-cell table:style-name="ce125"/>
          <table:table-cell table:style-name="ce33" office:value-type="string">
            <text:p>ProjectGeneralInformation</text:p>
          </table:table-cell>
          <table:table-cell office:value-type="string">
            <text:p>Id : string</text:p>
          </table:table-cell>
          <table:table-cell table:number-columns-repeated="244"/>
        </table:table-row>
        <table:table-row table:style-name="ro3">
          <table:table-cell table:style-name="ce5" office:value-type="string">
            <text:p>Neil</text:p>
          </table:table-cell>
          <table:table-cell table:style-name="ce5" office:value-type="string">
            <text:p>GEF Secretariat Id</text:p>
          </table:table-cell>
          <table:table-cell table:style-name="ce34"/>
          <table:table-cell table:style-name="ce50" office:value-type="string">
            <text:p><text:span text:style-name="T2">1F </text:span><text:span text:style-name="T3">GEF Project Id</text:span></text:p>
          </table:table-cell>
          <table:table-cell table:style-name="ce70"/>
          <table:table-cell table:style-name="ce84"/>
          <table:table-cell table:style-name="ce84" office:value-type="string">
            <text:p>Numeric field</text:p>
          </table:table-cell>
          <table:table-cell table:style-name="ce84" office:value-type="string">
            <text:p>Number assigned by GEFSEC after submission and presumably entery into GEFSEC DB.</text:p>
          </table:table-cell>
          <table:table-cell table:style-name="ce111" office:value-type="string">
            <text:p>Neil</text:p>
          </table:table-cell>
          <table:table-cell table:style-name="ce125"/>
          <table:table-cell table:style-name="ce33"/>
          <table:table-cell office:value-type="string">
            <text:p>GEFId : string</text:p>
          </table:table-cell>
          <table:table-cell office:value-type="string">
            <text:p>GEF ID</text:p>
          </table:table-cell>
          <table:table-cell table:number-columns-repeated="243"/>
        </table:table-row>
        <table:table-row table:style-name="ro2">
          <table:table-cell table:style-name="ce5" office:value-type="string">
            <text:p>Neil</text:p>
          </table:table-cell>
          <table:table-cell table:style-name="ce5" office:value-type="string">
            <text:p>Project Description</text:p>
          </table:table-cell>
          <table:table-cell table:style-name="ce34"/>
          <table:table-cell table:style-name="ce50" office:value-type="string">
            <text:p><text:span text:style-name="T2">1SF </text:span><text:span text:style-name="T3">Project Description</text:span></text:p>
          </table:table-cell>
          <table:table-cell table:style-name="ce70"/>
          <table:table-cell table:style-name="ce84"/>
          <table:table-cell table:style-name="ce84" office:value-type="string">
            <text:p>Memo field</text:p>
          </table:table-cell>
          <table:table-cell table:style-name="ce84" office:value-type="string">
            <text:p>Summary of the project.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SummaryDescription : richtext</text:p>
          </table:table-cell>
          <table:table-cell office:value-type="string">
            <text:p>Project Description</text:p>
          </table:table-cell>
          <table:table-cell table:number-columns-repeated="243"/>
        </table:table-row>
        <table:table-row table:style-name="ro4">
          <table:table-cell table:style-name="ce5" office:value-type="string">
            <text:p>Neil</text:p>
          </table:table-cell>
          <table:table-cell table:style-name="ce5" office:value-type="string">
            <text:p>Focal Area</text:p>
          </table:table-cell>
          <table:table-cell table:style-name="ce34"/>
          <table:table-cell table:style-name="ce50" office:value-type="string">
            <text:p><text:span text:style-name="T2">1F</text:span><text:span text:style-name="T3"> Focal Area</text:span></text:p>
          </table:table-cell>
          <table:table-cell table:style-name="ce70"/>
          <table:table-cell table:style-name="ce84"/>
          <table:table-cell table:style-name="ce84" office:value-type="string">
            <text:p>Select list</text:p>
          </table:table-cell>
          <table:table-cell table:style-name="ce84" office:value-type="string">
            <text:p>Biodiversity, <text:s text:c="2"/>Climate Change, International Waters, <text:s text:c="2"/>Land Degradation,</text:p>
            <text:p>Persistent Organic Pollutants, <text:s/>Ozone Depletion, Multiple Focal Areas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FocalArea : multiselection</text:p>
          </table:table-cell>
          <table:table-cell office:value-type="string">
            <text:p>Focal Area</text:p>
          </table:table-cell>
          <table:table-cell table:number-columns-repeated="243"/>
        </table:table-row>
        <table:table-row table:style-name="ro5">
          <table:table-cell table:style-name="ce5" office:value-type="string">
            <text:p>Neil</text:p>
          </table:table-cell>
          <table:table-cell table:style-name="ce5" office:value-type="string">
            <text:p>OP</text:p>
          </table:table-cell>
          <table:table-cell table:style-name="ce34"/>
          <table:table-cell table:style-name="ce50" office:value-type="string">
            <text:p><text:span text:style-name="T2">*F </text:span><text:span text:style-name="T3">GEF Operational Programme</text:span></text:p>
          </table:table-cell>
          <table:table-cell table:style-name="ce70"/>
          <table:table-cell table:style-name="ce84"/>
          <table:table-cell table:style-name="ce84" office:value-type="string">
            <text:p>Checkbox/select list<text:span text:style-name="T3"> (for OPs and for EAs)</text:span></text:p>
          </table:table-cell>
          <table:table-cell table:style-name="ce84" office:value-type="string">
            <text:p>1, 2, 3, 4, 5, 6, 7, 8, 9, 10, 11, 12, 13, 14, 15, <text:span text:style-name="T3">EA, STRM. <text:s text:c="130"/></text:span>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OperationalProgramme : multiselection</text:p>
          </table:table-cell>
          <table:table-cell office:value-type="string">
            <text:p>Operational Programme</text:p>
          </table:table-cell>
          <table:table-cell table:number-columns-repeated="243"/>
        </table:table-row>
        <table:table-row table:style-name="ro3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office:value-type="string">
            <text:p>When the EA box is selected </text:p>
          </table:table-cell>
          <table:table-cell table:style-name="ce26" office:value-type="string">
            <text:p>Select list (For EA)</text:p>
          </table:table-cell>
          <table:table-cell table:style-name="ce26" office:value-type="string">
            <text:p>See entire list in #6 (p.5) of our comments document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EABiodiversity : multiselection</text:p>
          </table:table-cell>
          <table:table-cell office:value-type="string">
            <text:p>EA Biodiversity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EABiodiversityOther : string</text:p>
          </table:table-cell>
          <table:table-cell office:value-type="string">
            <text:p>Other EA Biodiversity</text:p>
          </table:table-cell>
          <table:table-cell table:number-columns-repeated="234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EAClimateChange : multiselection</text:p>
          </table:table-cell>
          <table:table-cell office:value-type="string">
            <text:p>EA Climate Change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EAClimateChangeOther : string</text:p>
          </table:table-cell>
          <table:table-cell office:value-type="string">
            <text:p>Other EA Climate Change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EAPOP : multiselection</text:p>
          </table:table-cell>
          <table:table-cell office:value-type="string">
            <text:p>EA Pop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EAPOPOther : string</text:p>
          </table:table-cell>
          <table:table-cell office:value-type="string">
            <text:p>Other EA POP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MultipleFocalAreas : multiselection</text:p>
          </table:table-cell>
          <table:table-cell office:value-type="string">
            <text:p>Multiple Focal Areas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/>
          <table:table-cell table:style-name="ce26" table:number-columns-repeated="3"/>
          <table:table-cell table:style-name="ce111"/>
          <table:table-cell table:style-name="ce125"/>
          <table:table-cell table:style-name="ce33"/>
          <table:table-cell office:value-type="string">
            <text:p>MultipleFocalAreasOther : string</text:p>
          </table:table-cell>
          <table:table-cell office:value-type="string">
            <text:p>Other Multiple Focal Area</text:p>
          </table:table-cell>
          <table:table-cell table:number-columns-repeated="243"/>
        </table:table-row>
        <table:table-row table:style-name="ro2">
          <table:table-cell table:style-name="ce5" office:value-type="string">
            <text:p>Neil</text:p>
          </table:table-cell>
          <table:table-cell table:style-name="ce5"/>
          <table:table-cell table:style-name="ce34"/>
          <table:table-cell table:style-name="ce50" office:value-type="string">
            <text:p><text:span text:style-name="T2">*F</text:span><text:span text:style-name="T3"> GEF Strategic Priority</text:span></text:p>
          </table:table-cell>
          <table:table-cell table:style-name="ce70"/>
          <table:table-cell table:style-name="ce84"/>
          <table:table-cell table:style-name="ce96" office:value-type="string">
            <text:p>Select list</text:p>
          </table:table-cell>
          <table:table-cell table:style-name="ce96" office:value-type="string">
            <text:p>GEF3: Strategic Priorities AND GEF 4: Strategic Objectives. 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StrategicPriority : selection</text:p>
          </table:table-cell>
          <table:table-cell office:value-type="string">
            <text:p>Strategic Priority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/>
          <table:table-cell table:style-name="ce96" table:number-columns-repeated="2"/>
          <table:table-cell table:style-name="ce111"/>
          <table:table-cell table:style-name="ce125"/>
          <table:table-cell table:style-name="ce33"/>
          <table:table-cell office:value-type="string">
            <text:p>StrategicObjectives : selection</text:p>
          </table:table-cell>
          <table:table-cell office:value-type="string">
            <text:p>Strategic Objectives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/>
          <table:table-cell table:style-name="ce96" table:number-columns-repeated="2"/>
          <table:table-cell table:style-name="ce111"/>
          <table:table-cell table:style-name="ce125"/>
          <table:table-cell table:style-name="ce33"/>
          <table:table-cell office:value-type="string">
            <text:p>StrategicProgram : selection</text:p>
          </table:table-cell>
          <table:table-cell office:value-type="string">
            <text:p>Strategic Program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Neil</text:p>
          </table:table-cell>
          <table:table-cell table:style-name="ce5" office:value-type="string">
            <text:p>Project Type</text:p>
          </table:table-cell>
          <table:table-cell table:style-name="ce34"/>
          <table:table-cell table:style-name="ce50" office:value-type="string">
            <text:p><text:span text:style-name="T2">1F</text:span><text:span text:style-name="T3"> Project Type</text:span></text:p>
          </table:table-cell>
          <table:table-cell table:style-name="ce70"/>
          <table:table-cell table:style-name="ce84"/>
          <table:table-cell table:style-name="ce84" office:value-type="string">
            <text:p>Select list</text:p>
          </table:table-cell>
          <table:table-cell table:style-name="ce101" office:value-type="string">
            <text:p>Expedited<text:span text:style-name="T3"> Enabling Activity, Medium Size Project, Full Size Project</text:span>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ProjectType : selection</text:p>
          </table:table-cell>
          <table:table-cell office:value-type="string">
            <text:p>Project Type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 office:value-type="string">
            <text:p><text:span text:style-name="T2">1F </text:span><text:span text:style-name="T3">Pipeline number</text:span></text:p>
          </table:table-cell>
          <table:table-cell table:style-name="ce70"/>
          <table:table-cell table:style-name="ce84"/>
          <table:table-cell table:style-name="ce84" office:value-type="string">
            <text:p>Select list </text:p>
          </table:table-cell>
          <table:table-cell table:style-name="ce84" office:value-type="string">
            <text:p>List of pipeline numbers (1-50)</text:p>
          </table:table-cell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table:style-name="ce10" office:value-type="string">
            <text:p>PipelineNumber : selection</text:p>
          </table:table-cell>
          <table:table-cell table:style-name="ce10" office:value-type="string">
            <text:p>Pipeline Number</text:p>
          </table:table-cell>
          <table:table-cell table:style-name="ce10" table:number-columns-repeated="238"/>
          <table:table-cell table:number-columns-repeated="5"/>
        </table:table-row>
        <table:table-row table:style-name="ro6">
          <table:table-cell table:style-name="ce5" office:value-type="string">
            <text:p>Neil</text:p>
          </table:table-cell>
          <table:table-cell table:style-name="ce5" office:value-type="string">
            <text:p>Geographic Scope</text:p>
          </table:table-cell>
          <table:table-cell table:style-name="ce34"/>
          <table:table-cell table:style-name="ce50" office:value-type="string">
            <text:p><text:span text:style-name="T2">1SF</text:span><text:span text:style-name="T3"> Geographic Scope</text:span></text:p>
          </table:table-cell>
          <table:table-cell table:style-name="ce70"/>
          <table:table-cell table:style-name="ce84"/>
          <table:table-cell table:style-name="ce96" office:value-type="string">
            <text:p>Checkbox. Multiple selection option</text:p>
          </table:table-cell>
          <table:table-cell table:style-name="ce96" office:value-type="string">
            <text:p>Global, Global Multi Country, Multi-Regional, Regional, Sub-Regional, Regional Multi Country, National, Other </text:p>
          </table:table-cell>
          <table:table-cell table:style-name="ce111" office:value-type="string">
            <text:p>Neil</text:p>
          </table:table-cell>
          <table:table-cell table:style-name="ce125"/>
          <table:table-cell table:style-name="ce33"/>
          <table:table-cell office:value-type="string">
            <text:p>Scope : selection</text:p>
          </table:table-cell>
          <table:table-cell office:value-type="string">
            <text:p>Geographic Scope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/>
          <table:table-cell table:style-name="ce96" table:number-columns-repeated="2"/>
          <table:table-cell table:style-name="ce111"/>
          <table:table-cell table:style-name="ce125"/>
          <table:table-cell table:style-name="ce33"/>
          <table:table-cell office:value-type="string">
            <text:p>ScopeOther : string</text:p>
          </table:table-cell>
          <table:table-cell office:value-type="string">
            <text:p>Other Geographic Scope</text:p>
          </table:table-cell>
          <table:table-cell table:number-columns-repeated="243"/>
        </table:table-row>
        <table:table-row table:style-name="ro5">
          <table:table-cell table:style-name="ce5" office:value-type="string">
            <text:p>Neil</text:p>
          </table:table-cell>
          <table:table-cell table:style-name="ce5" office:value-type="string">
            <text:p>Region</text:p>
          </table:table-cell>
          <table:table-cell table:style-name="ce34"/>
          <table:table-cell table:style-name="ce50" office:value-type="string">
            <text:p><text:span text:style-name="T2">1SF</text:span><text:span text:style-name="T3"> Region</text:span></text:p>
          </table:table-cell>
          <table:table-cell table:style-name="ce71"/>
          <table:table-cell table:style-name="ce91"/>
          <table:table-cell table:style-name="ce97" office:value-type="string">
            <text:p>Check box. Allow for selection of multiple boxes</text:p>
          </table:table-cell>
          <table:table-cell table:style-name="ce97" office:value-type="string">
            <text:p>Global, Africa, Latin America and the Caribbean, Europe, Asia and the Pacific, Western Asia</text:p>
            <text:p/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Region : multiselection</text:p>
          </table:table-cell>
          <table:table-cell office:value-type="string">
            <text:p>Region</text:p>
          </table:table-cell>
          <table:table-cell table:number-columns-repeated="243"/>
        </table:table-row>
        <table:table-row table:style-name="ro2">
          <table:table-cell table:style-name="ce5" office:value-type="string">
            <text:p>Neil</text:p>
          </table:table-cell>
          <table:table-cell table:style-name="ce5" office:value-type="string">
            <text:p>Participating Countries</text:p>
          </table:table-cell>
          <table:table-cell table:style-name="ce34"/>
          <table:table-cell table:style-name="ce50" office:value-type="string">
            <text:p><text:span text:style-name="T2">*SF</text:span><text:span text:style-name="T3"> Countries</text:span></text:p>
          </table:table-cell>
          <table:table-cell table:style-name="ce70"/>
          <table:table-cell table:style-name="ce84"/>
          <table:table-cell table:style-name="ce84" office:value-type="string">
            <text:p>Multi select list</text:p>
          </table:table-cell>
          <table:table-cell table:style-name="ce84" office:value-type="string">
            <text:p>Alphabetical list of <text:span text:style-name="T3">GEF eligible countries (sub-database)</text:span>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Country : multiselection</text:p>
          </table:table-cell>
          <table:table-cell office:value-type="string">
            <text:p>Country</text:p>
          </table:table-cell>
          <table:table-cell table:number-columns-repeated="243"/>
        </table:table-row>
        <table:table-row table:style-name="ro6">
          <table:table-cell table:style-name="ce6"/>
          <table:table-cell table:style-name="ce22"/>
          <table:table-cell table:style-name="ce34"/>
          <table:table-cell table:style-name="ce24" office:value-type="string">
            <text:p>Other Non-GEF eligible project participating countries</text:p>
          </table:table-cell>
          <table:table-cell table:style-name="ce22" table:number-columns-repeated="2"/>
          <table:table-cell table:style-name="ce24" office:value-type="string">
            <text:p>Select list</text:p>
          </table:table-cell>
          <table:table-cell table:style-name="ce22"/>
          <table:table-cell table:style-name="ce112"/>
          <table:table-cell table:style-name="ce126"/>
          <table:table-cell table:style-name="ce34"/>
          <table:table-cell table:style-name="ce22" office:value-type="string">
            <text:p>OtherNonGEFEligibleCountries : multiselection</text:p>
          </table:table-cell>
          <table:table-cell table:style-name="ce22" office:value-type="string">
            <text:p>Other Non-GEF Eligible Project Participating Countries</text:p>
          </table:table-cell>
          <table:table-cell table:style-name="ce22" table:number-columns-repeated="238"/>
          <table:table-cell table:number-columns-repeated="5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S </text:span><text:span text:style-name="T4">Mode of Execution</text:span></text:p>
          </table:table-cell>
          <table:table-cell table:style-name="ce72" office:value-type="string">
            <text:p><text:span text:style-name="T2">1 </text:span><text:span text:style-name="T3">Mode</text:span></text:p>
          </table:table-cell>
          <table:table-cell table:style-name="ce70"/>
          <table:table-cell table:style-name="ce84" office:value-type="string">
            <text:p>Select list</text:p>
          </table:table-cell>
          <table:table-cell table:style-name="ce84" office:value-type="string">
            <text:p>Internal or External Execution (e.g. DTIE=internal)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ImplementationMode : selection</text:p>
          </table:table-cell>
          <table:table-cell office:value-type="string">
            <text:p>Mode of Execution</text:p>
          </table:table-cell>
          <table:table-cell table:number-columns-repeated="243"/>
        </table:table-row>
        <table:table-row table:style-name="ro2">
          <table:table-cell table:style-name="ce5"/>
          <table:table-cell table:style-name="ce4"/>
          <table:table-cell table:style-name="ce34"/>
          <table:table-cell table:style-name="ce22"/>
          <table:table-cell table:style-name="ce72" office:value-type="string">
            <text:p><text:span text:style-name="T2">1 </text:span><text:span text:style-name="T3">Offic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If internal <text:s/>then the division, unit of office shoud be entered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7">
          <table:table-cell table:style-name="ce5" office:value-type="string">
            <text:p>Neil</text:p>
          </table:table-cell>
          <table:table-cell office:value-type="string">
            <text:p>IA</text:p>
          </table:table-cell>
          <table:table-cell table:style-name="ce34"/>
          <table:table-cell table:style-name="ce50" office:value-type="string">
            <text:p><text:span text:style-name="T2">1F </text:span><text:span text:style-name="T3">Lead GEF Agency </text:span></text:p>
          </table:table-cell>
          <table:table-cell table:style-name="ce70"/>
          <table:table-cell table:style-name="ce84"/>
          <table:table-cell table:style-name="ce84" office:value-type="string">
            <text:p>Select list</text:p>
          </table:table-cell>
          <table:table-cell table:style-name="ce84" office:value-type="string">
            <text:p>African Development Bank, Asian Development Bank, European Bank for Reconstruction and Development, Food and Agriculture Organization, Inter-American Development Bank, International Fund for Agriculture and Development, United Nations Development Programme, United Nations Environment Programme, World Bank, <text:span text:style-name="T3">United Nations Industrial Development Organization</text:span></text:p>
          </table:table-cell>
          <table:table-cell table:style-name="ce111" office:value-type="string">
            <text:p>Neil</text:p>
          </table:table-cell>
          <table:table-cell table:style-name="ce125"/>
          <table:table-cell table:style-name="ce33"/>
          <table:table-cell office:value-type="string">
            <text:p>LeadAgency : selection</text:p>
          </table:table-cell>
          <table:table-cell office:value-type="string">
            <text:p>Lead GEF Agency</text:p>
          </table:table-cell>
          <table:table-cell table:number-columns-repeated="243"/>
        </table:table-row>
        <table:table-row table:style-name="ro2">
          <table:table-cell table:style-name="ce5"/>
          <table:table-cell/>
          <table:table-cell table:style-name="ce34"/>
          <table:table-cell table:style-name="ce50" office:value-type="string">
            <text:p><text:span text:style-name="T2">1 </text:span><text:span text:style-name="T3">Lead GEF Agency Contact</text:span></text:p>
          </table:table-cell>
          <table:table-cell table:style-name="ce70"/>
          <table:table-cell table:style-name="ce84"/>
          <table:table-cell table:style-name="ce84" office:value-type="string">
            <text:p>Select list</text:p>
          </table:table-cell>
          <table:table-cell table:style-name="ce84" office:value-type="string">
            <text:p>From contacts database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LeadAgencyContact : reference</text:p>
          </table:table-cell>
          <table:table-cell office:value-type="string">
            <text:p>Lead GEF Agency Contact</text:p>
          </table:table-cell>
          <table:table-cell table:number-columns-repeated="243"/>
        </table:table-row>
        <table:table-row table:style-name="ro7">
          <table:table-cell table:style-name="ce5" office:value-type="string">
            <text:p>Neil</text:p>
          </table:table-cell>
          <table:table-cell office:value-type="string">
            <text:p>IA</text:p>
          </table:table-cell>
          <table:table-cell table:style-name="ce34"/>
          <table:table-cell table:style-name="ce50" office:value-type="string">
            <text:p><text:span text:style-name="T2">1 </text:span><text:span text:style-name="T3">Other GEF Implementing Agencies</text:span></text:p>
          </table:table-cell>
          <table:table-cell table:style-name="ce70"/>
          <table:table-cell table:style-name="ce84"/>
          <table:table-cell table:style-name="ce96" office:value-type="string">
            <text:p>Select list. Allow multiple selection</text:p>
          </table:table-cell>
          <table:table-cell table:style-name="ce96" office:value-type="string">
            <text:p>African Development Bank, Asian Development Bank, European Bank for Reconstruction and Development, Food and Agriculture Organization, Inter-American Development Bank, International Fund for Agriculture and Development, United Nations Development Programme, United Nations Environment Programme, World Bank, United Nations Industrial Development Organization</text:p>
          </table:table-cell>
          <table:table-cell table:style-name="ce111" office:value-type="string">
            <text:p>Neil</text:p>
          </table:table-cell>
          <table:table-cell table:style-name="ce125"/>
          <table:table-cell table:style-name="ce33"/>
          <table:table-cell office:value-type="string">
            <text:p>OtherImplementingAgency : selection</text:p>
          </table:table-cell>
          <table:table-cell office:value-type="string">
            <text:p>Other GEF Agency(ies)</text:p>
          </table:table-cell>
          <table:table-cell table:number-columns-repeated="243"/>
        </table:table-row>
        <table:table-row table:style-name="ro8">
          <table:table-cell table:style-name="ce7"/>
          <table:table-cell table:style-name="ce23"/>
          <table:table-cell table:style-name="ce35"/>
          <table:table-cell table:style-name="ce51" office:value-type="string">
            <text:p>1 Project Executing Agency</text:p>
          </table:table-cell>
          <table:table-cell table:style-name="ce24" table:number-columns-repeated="2"/>
          <table:table-cell table:style-name="ce24" office:value-type="string">
            <text:p>Text field (multiple boxes i.e. one per agency) and for EACH box we need a Select list of options as shown in description</text:p>
          </table:table-cell>
          <table:table-cell table:style-name="ce102" office:value-type="string">
            <text:p>National Government Agency, Local Government, Multilateral agency, Bilateral donor, Private sector, Commercial bank, Local Community, National NGO, International NGO, Charitable Foundation, Research/Academic Institutions – National, Research/Academic Institutions – International, UNEP Collaborating Centres, Other </text:p>
          </table:table-cell>
          <table:table-cell table:style-name="ce113"/>
          <table:table-cell table:style-name="ce127"/>
          <table:table-cell table:style-name="ce142"/>
          <table:table-cell office:value-type="string">
            <text:p>ProjectExecutingAgency : DataGridField (executing_agency, agency_category)</text:p>
          </table:table-cell>
          <table:table-cell office:value-type="string">
            <text:p>Lead Executing Agency</text:p>
          </table:table-cell>
          <table:table-cell table:style-name="ce26" table:number-columns-repeated="238"/>
          <table:table-cell table:number-columns-repeated="5"/>
        </table:table-row>
        <table:table-row table:style-name="ro8">
          <table:table-cell table:style-name="ce7"/>
          <table:table-cell table:style-name="ce23"/>
          <table:table-cell table:style-name="ce35"/>
          <table:table-cell table:style-name="ce51" office:value-type="string">
            <text:p>1 Other Project Executing Partners</text:p>
          </table:table-cell>
          <table:table-cell table:style-name="ce24" table:number-columns-repeated="2"/>
          <table:table-cell table:style-name="ce24" office:value-type="string">
            <text:p>Text field (multiple boxes i.e. one per agency) and for EACH box we need a Select list of options as shown in description</text:p>
          </table:table-cell>
          <table:table-cell table:style-name="ce24" office:value-type="string">
            <text:p>National Government Agency, Local Government, Multilateral agency, Bilateral donor, Private sector, Commercial bank, Local Community, National NGO, International NGO, Charitable Foundation, Research/Academic Institutions – National, Research/Academic Institutions – International, UNEP Collaborating Centres, Other </text:p>
          </table:table-cell>
          <table:table-cell table:style-name="ce114"/>
          <table:table-cell table:style-name="ce128"/>
          <table:table-cell table:style-name="ce35"/>
          <table:table-cell office:value-type="string">
            <text:p>OtherProjectExecutingPartners : DataGridField (partner_name, category)</text:p>
          </table:table-cell>
          <table:table-cell office:value-type="string">
            <text:p>Other Project Executing Partners</text:p>
          </table:table-cell>
          <table:table-cell table:style-name="ce26" table:number-columns-repeated="238"/>
          <table:table-cell table:number-columns-repeated="5"/>
        </table:table-row>
        <table:table-row table:style-name="ro6">
          <table:table-cell table:style-name="ce8"/>
          <table:table-cell table:style-name="ce24"/>
          <table:table-cell table:style-name="ce35"/>
          <table:table-cell table:style-name="ce24" table:number-columns-repeated="3"/>
          <table:table-cell table:style-name="ce24" office:value-type="string">
            <text:p>Checklist. Only one box can be ticked</text:p>
          </table:table-cell>
          <table:table-cell table:style-name="ce24" office:value-type="string">
            <text:p>Single Agency Implementation OR Joint Agency Implementation </text:p>
          </table:table-cell>
          <table:table-cell table:style-name="ce114"/>
          <table:table-cell table:style-name="ce128"/>
          <table:table-cell table:style-name="ce35"/>
          <table:table-cell table:style-name="ce22" office:value-type="string">
            <text:p>JointImplementation : boolean</text:p>
          </table:table-cell>
          <table:table-cell table:style-name="ce22" office:value-type="string">
            <text:p>Joint Implementation</text:p>
          </table:table-cell>
          <table:table-cell table:style-name="ce24" table:number-columns-repeated="238"/>
          <table:table-cell table:number-columns-repeated="5"/>
        </table:table-row>
        <table:table-row table:style-name="ro5">
          <table:table-cell table:style-name="ce5"/>
          <table:table-cell/>
          <table:table-cell table:style-name="ce34"/>
          <table:table-cell table:style-name="ce50" office:value-type="string">
            <text:p><text:span text:style-name="T2">1F </text:span><text:span text:style-name="T3">Description of UNEP components</text:span></text:p>
          </table:table-cell>
          <table:table-cell table:style-name="ce70"/>
          <table:table-cell table:style-name="ce84"/>
          <table:table-cell table:style-name="ce84" office:value-type="string">
            <text:p>Memo field</text:p>
          </table:table-cell>
          <table:table-cell table:style-name="ce84" office:value-type="string">
            <text:p>Used only for jointly executed projects to specify the UNEP implemented components <text:span text:style-name="T3">(only in the case of jointly implemented projects)</text:span>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UnepComponentDescription : richtext</text:p>
          </table:table-cell>
          <table:table-cell office:value-type="string">
            <text:p>UNEP Component Description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*Sandeep</text:p>
          </table:table-cell>
          <table:table-cell table:style-name="ce5" office:value-type="string">
            <text:p>Phase</text:p>
          </table:table-cell>
          <table:table-cell table:style-name="ce34"/>
          <table:table-cell table:style-name="ce50" office:value-type="string">
            <text:p><text:span text:style-name="T2">1F </text:span><text:span text:style-name="T3">GEF Phase</text:span></text:p>
          </table:table-cell>
          <table:table-cell table:style-name="ce71"/>
          <table:table-cell table:style-name="ce91"/>
          <table:table-cell table:style-name="ce91" office:value-type="string">
            <text:p>Select list</text:p>
          </table:table-cell>
          <table:table-cell table:style-name="ce91" office:value-type="string">
            <text:p>PILOT, I, II, III, IV, V, VI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GEFPhase : selection</text:p>
          </table:table-cell>
          <table:table-cell office:value-type="string">
            <text:p>GEF Phase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Neil</text:p>
          </table:table-cell>
          <table:table-cell office:value-type="string">
            <text:p>Project Status</text:p>
          </table:table-cell>
          <table:table-cell table:style-name="ce34"/>
          <table:table-cell table:style-name="ce50" office:value-type="string">
            <text:p><text:span text:style-name="T2">*S </text:span><text:span text:style-name="T4">Project Implementation Status</text:span></text:p>
          </table:table-cell>
          <table:table-cell table:style-name="ce73" office:value-type="string">
            <text:p>Year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103"/>
          <table:table-cell table:style-name="ce111" office:value-type="string">
            <text:p>TM</text:p>
          </table:table-cell>
          <table:table-cell table:style-name="ce125"/>
          <table:table-cell table:style-name="ce33"/>
          <table:table-cell office:value-type="string">
            <text:p>ProjectImplementationStatus : DataGridField (fiscal_year, narrative, description)</text:p>
          </table:table-cell>
          <table:table-cell office:value-type="string">
            <text:p>Project Implementation Status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Neil</text:p>
          </table:table-cell>
          <table:table-cell table:style-name="ce5" office:value-type="string">
            <text:p>Project Status</text:p>
          </table:table-cell>
          <table:table-cell table:style-name="ce34"/>
          <table:table-cell table:style-name="ce50"/>
          <table:table-cell table:style-name="ce73" office:value-type="string">
            <text:p>Remark</text:p>
          </table:table-cell>
          <table:table-cell table:style-name="ce70"/>
          <table:table-cell table:style-name="ce84" office:value-type="string">
            <text:p>Memo field</text:p>
          </table:table-cell>
          <table:table-cell table:style-name="ce84" office:value-type="string">
            <text:p>Narrative describing project activities carried out during the year and any objectives met.</text:p>
          </table:table-cell>
          <table:table-cell table:style-name="ce111" office:value-type="string">
            <text:p>TM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1">
          <table:table-cell table:style-name="ce5" table:number-columns-repeated="2"/>
          <table:table-cell table:style-name="ce34"/>
          <table:table-cell table:style-name="ce50"/>
          <table:table-cell table:style-name="ce10"/>
          <table:table-cell table:number-columns-repeated="3"/>
          <table:table-cell table:style-name="ce115"/>
          <table:table-cell table:style-name="ce125"/>
          <table:table-cell table:style-name="ce33"/>
          <table:table-cell office:value-type="string">
            <text:p>Office : string</text:p>
          </table:table-cell>
          <table:table-cell office:value-type="string">
            <text:p>Office of Execution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S</text:span><text:span text:style-name="T5"> </text:span><text:span text:style-name="T3">Project Website Address</text:span></text:p>
          </table:table-cell>
          <table:table-cell table:style-name="ce70"/>
          <table:table-cell table:style-name="ce84"/>
          <table:table-cell table:style-name="ce84" office:value-type="string">
            <text:p>Text field</text:p>
          </table:table-cell>
          <table:table-cell table:style-name="ce84" office:value-type="string">
            <text:p>URL</text:p>
          </table:table-cell>
          <table:table-cell table:style-name="ce111" office:value-type="string">
            <text:p>TM</text:p>
          </table:table-cell>
          <table:table-cell table:style-name="ce125"/>
          <table:table-cell table:style-name="ce33"/>
          <table:table-cell office:value-type="string">
            <text:p>Website : string</text:p>
          </table:table-cell>
          <table:table-cell office:value-type="string">
            <text:p>Project Website Address</text:p>
          </table:table-cell>
          <table:table-cell table:number-columns-repeated="243"/>
        </table:table-row>
        <table:table-row table:style-name="ro2">
          <table:table-cell table:style-name="ce5" office:value-type="string">
            <text:p>Neil</text:p>
          </table:table-cell>
          <table:table-cell table:style-name="ce5" office:value-type="string">
            <text:p>Task Manager</text:p>
          </table:table-cell>
          <table:table-cell table:style-name="ce34"/>
          <table:table-cell table:style-name="ce50" office:value-type="string">
            <text:p><text:span text:style-name="T2">1F</text:span><text:span text:style-name="T4"> Current Task Manager</text:span></text:p>
          </table:table-cell>
          <table:table-cell table:style-name="ce74" office:value-type="string">
            <text:p><text:span text:style-name="T2">1 </text:span><text:span text:style-name="T3">Fir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First name of the GEF Programme Officer</text:p>
          </table:table-cell>
          <table:table-cell table:style-name="ce111" office:value-type="string">
            <text:p>SPO</text:p>
          </table:table-cell>
          <table:table-cell table:style-name="ce125"/>
          <table:table-cell table:style-name="ce33"/>
          <table:table-cell office:value-type="string">
            <text:p>CurrentTaskManager : reference</text:p>
          </table:table-cell>
          <table:table-cell office:value-type="string">
            <text:p>Current Task Manager</text:p>
          </table:table-cell>
          <table:table-cell table:number-columns-repeated="243"/>
        </table:table-row>
        <table:table-row table:style-name="ro2">
          <table:table-cell table:style-name="ce5" office:value-type="string">
            <text:p>Neil</text:p>
          </table:table-cell>
          <table:table-cell table:style-name="ce5"/>
          <table:table-cell table:style-name="ce34"/>
          <table:table-cell table:style-name="ce50"/>
          <table:table-cell table:style-name="ce74" office:value-type="string">
            <text:p><text:span text:style-name="T2">1 </text:span><text:span text:style-name="T3">La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Last name of the GEF Programme Officer</text:p>
          </table:table-cell>
          <table:table-cell table:style-name="ce111" office:value-type="string">
            <text:p>SPO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4"/>
          <table:table-cell table:style-name="ce50"/>
          <table:table-cell table:style-name="ce74" office:value-type="string">
            <text:p><text:span text:style-name="T2">1</text:span><text:span text:style-name="T4"> </text:span><text:span text:style-name="T3">Email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Email address of the GEF Programme Officer</text:p>
          </table:table-cell>
          <table:table-cell table:style-name="ce111" office:value-type="string">
            <text:p>SPO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</text:span><text:span text:style-name="T4"> Previous Task Manager</text:span></text:p>
          </table:table-cell>
          <table:table-cell table:style-name="ce75" office:value-type="string">
            <text:p><text:span text:style-name="T2">1 </text:span><text:span text:style-name="T3">Fir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First name of the GEF Programme Officer</text:p>
          </table:table-cell>
          <table:table-cell table:style-name="ce111" office:value-type="string">
            <text:p>SPO</text:p>
          </table:table-cell>
          <table:table-cell table:style-name="ce125"/>
          <table:table-cell table:style-name="ce33"/>
          <table:table-cell office:value-type="string">
            <text:p>PreviousTaskManager : reference</text:p>
          </table:table-cell>
          <table:table-cell office:value-type="string">
            <text:p>Previous Task Manager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4"/>
          <table:table-cell table:style-name="ce50"/>
          <table:table-cell table:style-name="ce75" office:value-type="string">
            <text:p><text:span text:style-name="T2">1 </text:span><text:span text:style-name="T3">La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Last name of the GEF Programme Officer</text:p>
          </table:table-cell>
          <table:table-cell table:style-name="ce111" office:value-type="string">
            <text:p>SPO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4"/>
          <table:table-cell table:style-name="ce50"/>
          <table:table-cell table:style-name="ce75" office:value-type="string">
            <text:p><text:span text:style-name="T2">1</text:span><text:span text:style-name="T4"> </text:span><text:span text:style-name="T3">Email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Email address of the GEF Programme Officer</text:p>
          </table:table-cell>
          <table:table-cell table:style-name="ce111" office:value-type="string">
            <text:p>SPO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S</text:span><text:span text:style-name="T4"> Project Coordinator</text:span></text:p>
          </table:table-cell>
          <table:table-cell table:style-name="ce17" office:value-type="string">
            <text:p><text:span text:style-name="T2">1 </text:span><text:span text:style-name="T3">Fir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First name of the Project Coordinator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ProjectCoordinator : reference</text:p>
          </table:table-cell>
          <table:table-cell office:value-type="string">
            <text:p>Project Coordinator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4"/>
          <table:table-cell table:style-name="ce50"/>
          <table:table-cell table:style-name="ce17" office:value-type="string">
            <text:p><text:span text:style-name="T2">1 </text:span><text:span text:style-name="T3">La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Last name of the Project Coordinator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4"/>
          <table:table-cell table:style-name="ce50"/>
          <table:table-cell table:style-name="ce17" office:value-type="string">
            <text:p><text:span text:style-name="T2">1</text:span><text:span text:style-name="T3"> Email</text:span></text:p>
          </table:table-cell>
          <table:table-cell table:style-name="ce70"/>
          <table:table-cell table:style-name="ce98" office:value-type="string">
            <text:p>Text Field</text:p>
          </table:table-cell>
          <table:table-cell table:style-name="ce84" office:value-type="string">
            <text:p>Email address of the Project Coordinator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4"/>
          <table:table-cell table:style-name="ce50" office:value-type="string">
            <text:p><text:span text:style-name="T2">1F</text:span><text:span text:style-name="T3"> ACTUAL Overall Project Results</text:span></text:p>
          </table:table-cell>
          <table:table-cell table:style-name="ce70"/>
          <table:table-cell table:style-name="ce84"/>
          <table:table-cell table:style-name="ce84" office:value-type="string">
            <text:p>Memo field</text:p>
          </table:table-cell>
          <table:table-cell table:style-name="ce104" office:value-type="string">
            <text:p>Summary of overall projects results <text:s/>and achievements to be entered at the end of the project</text:p>
          </table:table-cell>
          <table:table-cell table:style-name="ce111" office:value-type="string">
            <text:p>TM</text:p>
          </table:table-cell>
          <table:table-cell table:style-name="ce125"/>
          <table:table-cell table:style-name="ce33"/>
          <table:table-cell office:value-type="string">
            <text:p>ProjectResults : richtext</text:p>
          </table:table-cell>
          <table:table-cell office:value-type="string">
            <text:p>Actual Overall Project Results</text:p>
          </table:table-cell>
          <table:table-cell table:number-columns-repeated="243"/>
        </table:table-row>
        <table:table-row table:style-name="ro5">
          <table:table-cell table:style-name="ce5" table:number-columns-repeated="2"/>
          <table:table-cell table:style-name="ce34"/>
          <table:table-cell table:style-name="ce50" office:value-type="string">
            <text:p><text:span text:style-name="T2">1</text:span><text:span text:style-name="T3"> Leveraged Financing <text:s/>(two fields: memo field for remarks and a numeric field)</text:span></text:p>
          </table:table-cell>
          <table:table-cell table:style-name="ce70"/>
          <table:table-cell table:style-name="ce84"/>
          <table:table-cell table:style-name="ce84" office:value-type="string">
            <text:p>Memo field <text:span text:style-name="T3">AND a Numeric field</text:span></text:p>
          </table:table-cell>
          <table:table-cell table:style-name="ce105"/>
          <table:table-cell table:style-name="ce111" office:value-type="string">
            <text:p>TM</text:p>
          </table:table-cell>
          <table:table-cell table:style-name="ce125"/>
          <table:table-cell table:style-name="ce33"/>
          <table:table-cell office:value-type="string">
            <text:p>LeveragedFinancingAmount : MoneyField</text:p>
          </table:table-cell>
          <table:table-cell office:value-type="string">
            <text:p>Leveraged Financing Amount</text:p>
          </table:table-cell>
          <table:table-cell table:number-columns-repeated="243"/>
        </table:table-row>
        <table:table-row table:style-name="ro9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LeveragedFinancingRemark : richtext</text:p>
          </table:table-cell>
          <table:table-cell office:value-type="string">
            <text:p>Leveraged Financing Description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TotalGEFAllocation : computed</text:p>
          </table:table-cell>
          <table:table-cell office:value-type="string">
            <text:p>Total GEF Allocation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TotalUNEPAllocation : computed</text:p>
          </table:table-cell>
          <table:table-cell office:value-type="string">
            <text:p>Total UNEP Allocation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TotalCofinancingPlanned : computed</text:p>
          </table:table-cell>
          <table:table-cell office:value-type="string">
            <text:p>Total Co-financing (planned)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TotalCofinancingActual : computed</text:p>
          </table:table-cell>
          <table:table-cell office:value-type="string">
            <text:p>Total Co-financing (actual)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TotalCashDisbursements : computed</text:p>
          </table:table-cell>
          <table:table-cell office:value-type="string">
            <text:p>Total Cash Disbursements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TotalIMISExpenditure : computed</text:p>
          </table:table-cell>
          <table:table-cell office:value-type="string">
            <text:p>Total IMIS Expenditures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PDFAStatus : computed</text:p>
          </table:table-cell>
          <table:table-cell office:value-type="string">
            <text:p>PDFA Status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PDFBStatus : computed</text:p>
          </table:table-cell>
          <table:table-cell office:value-type="string">
            <text:p>PDFB Status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MSPStatus : computed</text:p>
          </table:table-cell>
          <table:table-cell office:value-type="string">
            <text:p>MSP Status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FSPStatus : computed</text:p>
          </table:table-cell>
          <table:table-cell office:value-type="string">
            <text:p>FSP Status</text:p>
          </table:table-cell>
          <table:table-cell table:number-columns-repeated="243"/>
        </table:table-row>
        <table:table-row table:style-name="ro10">
          <table:table-cell table:style-name="ce5" table:number-columns-repeated="2"/>
          <table:table-cell table:style-name="ce34"/>
          <table:table-cell table:style-name="ce50"/>
          <table:table-cell table:style-name="ce70"/>
          <table:table-cell table:style-name="ce84" table:number-columns-repeated="2"/>
          <table:table-cell table:style-name="ce105"/>
          <table:table-cell table:style-name="ce111"/>
          <table:table-cell table:style-name="ce125"/>
          <table:table-cell table:style-name="ce33"/>
          <table:table-cell office:value-type="string">
            <text:p>ProjectTitle : computed</text:p>
          </table:table-cell>
          <table:table-cell office:value-type="string">
            <text:p>Project Title</text:p>
          </table:table-cell>
          <table:table-cell table:number-columns-repeated="243"/>
        </table:table-row>
        <table:table-row table:style-name="ro3">
          <table:table-cell table:style-name="ce5" table:number-columns-repeated="2"/>
          <table:table-cell table:style-name="ce34"/>
          <table:table-cell table:style-name="ce52" office:value-type="string">
            <text:p>Tranched OR Phased Project</text:p>
          </table:table-cell>
          <table:table-cell table:number-columns-repeated="2"/>
          <table:table-cell table:style-name="ce26" office:value-type="string">
            <text:p>Select Box AND Numeric field</text:p>
          </table:table-cell>
          <table:table-cell table:style-name="ce106" office:value-type="string">
            <text:p>Select whether the project is Tranched or Phased and enter Number.</text:p>
          </table:table-cell>
          <table:table-cell table:style-name="ce111"/>
          <table:table-cell table:style-name="ce125"/>
          <table:table-cell table:style-name="ce33"/>
          <table:table-cell table:style-name="ce10" office:value-type="string">
            <text:p>Number : selection</text:p>
          </table:table-cell>
          <table:table-cell office:value-type="string">
            <text:p>Is this a Tranched/Phased/Addon Project?</text:p>
          </table:table-cell>
          <table:table-cell table:number-columns-repeated="243"/>
        </table:table-row>
        <table:table-row table:style-name="ro1">
          <table:table-cell table:style-name="ce9" table:number-columns-repeated="2"/>
          <table:table-cell table:style-name="ce36"/>
          <table:table-cell table:style-name="ce53"/>
          <table:table-cell table:style-name="ce10" table:number-columns-repeated="2"/>
          <table:table-cell table:style-name="ce16" office:value-type="string">
            <text:p>Check box</text:p>
          </table:table-cell>
          <table:table-cell table:style-name="ce106" office:value-type="string">
            <text:p>Select if the project is an Add-On</text:p>
          </table:table-cell>
          <table:table-cell table:style-name="ce116"/>
          <table:table-cell table:style-name="ce129"/>
          <table:table-cell table:style-name="ce36"/>
          <table:table-cell table:style-name="ce10" office:value-type="string">
            <text:p>PhasedTranceNumber : int</text:p>
          </table:table-cell>
          <table:table-cell table:style-name="ce10" office:value-type="string">
            <text:p>Phase/Tranche Number</text:p>
          </table:table-cell>
          <table:table-cell table:style-name="ce10" table:number-columns-repeated="238"/>
          <table:table-cell table:number-columns-repeated="5"/>
        </table:table-row>
        <table:table-row table:style-name="ro1">
          <table:table-cell table:style-name="ce10" table:number-columns-repeated="2"/>
          <table:table-cell table:style-name="ce36"/>
          <table:table-cell table:style-name="ce53"/>
          <table:table-cell table:style-name="ce10" table:number-columns-repeated="2"/>
          <table:table-cell table:style-name="ce16"/>
          <table:table-cell table:style-name="ce106"/>
          <table:table-cell table:style-name="ce10"/>
          <table:table-cell table:style-name="ce129"/>
          <table:table-cell table:style-name="ce36"/>
          <table:table-cell table:style-name="ce10" table:number-columns-repeated="240"/>
          <table:table-cell table:style-name="ce158" table:number-columns-repeated="5"/>
        </table:table-row>
        <table:table-row table:style-name="ro1">
          <table:table-cell table:style-name="ce11" table:number-columns-repeated="2"/>
          <table:table-cell table:style-name="ce37"/>
          <table:table-cell table:style-name="ce54"/>
          <table:table-cell table:style-name="ce11" table:number-columns-repeated="2"/>
          <table:table-cell table:style-name="ce99"/>
          <table:table-cell table:style-name="ce107"/>
          <table:table-cell table:style-name="ce11"/>
          <table:table-cell table:style-name="ce130"/>
          <table:table-cell table:style-name="ce37"/>
          <table:table-cell table:style-name="ce11" table:number-columns-repeated="240"/>
          <table:table-cell table:style-name="ce159" table:number-columns-repeated="5"/>
        </table:table-row>
        <table:table-row table:style-name="ro6">
          <table:table-cell table:style-name="ce5" office:value-type="string">
            <text:p>Neil</text:p>
          </table:table-cell>
          <table:table-cell table:style-name="ce5" office:value-type="string">
            <text:p>Project Title</text:p>
          </table:table-cell>
          <table:table-cell table:style-name="ce38" office:value-type="string">
            <text:p>Financial Management Information</text:p>
          </table:table-cell>
          <table:table-cell table:style-name="ce55" office:value-type="string">
            <text:p><text:span text:style-name="T2">1SF</text:span><text:span text:style-name="T3"> Project Title</text:span></text:p>
          </table:table-cell>
          <table:table-cell table:style-name="ce70"/>
          <table:table-cell table:style-name="ce84"/>
          <table:table-cell table:style-name="ce84" office:value-type="string">
            <text:p>Text field</text:p>
          </table:table-cell>
          <table:table-cell table:style-name="ce96" office:value-type="string">
            <text:p>(This field is available in the Phased/Tranched/Add-on pages) in case the titles are different from the main project</text:p>
          </table:table-cell>
          <table:table-cell table:style-name="ce111"/>
          <table:table-cell table:style-name="ce125"/>
          <table:table-cell table:style-name="ce33" office:value-type="string">
            <text:p>Financials</text:p>
          </table:table-cell>
          <table:table-cell office:value-type="string">
            <text:p>GEFId : string</text:p>
          </table:table-cell>
          <table:table-cell office:value-type="string">
            <text:p>GEF ID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*Sandeep</text:p>
          </table:table-cell>
          <table:table-cell office:value-type="string">
            <text:p>Category</text:p>
          </table:table-cell>
          <table:table-cell table:style-name="ce38"/>
          <table:table-cell table:style-name="ce55" office:value-type="string">
            <text:p><text:span text:style-name="T2">1SF FINANCE </text:span><text:span text:style-name="T3">Category</text:span></text:p>
          </table:table-cell>
          <table:table-cell table:style-name="ce70"/>
          <table:table-cell table:style-name="ce84"/>
          <table:table-cell table:style-name="ce84" office:value-type="string">
            <text:p>Select field</text:p>
          </table:table-cell>
          <table:table-cell table:style-name="ce96" office:value-type="string">
            <text:p>E<text:span text:style-name="T3">EA ,FSP, MSP, PDF A, PDF B</text:span></text:p>
          </table:table-cell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FinanceCategory : selection</text:p>
          </table:table-cell>
          <table:table-cell office:value-type="string">
            <text:p>Finance Category</text:p>
          </table:table-cell>
          <table:table-cell table:number-columns-repeated="243"/>
        </table:table-row>
        <table:table-row table:style-name="ro1">
          <table:table-cell table:style-name="ce5"/>
          <table:table-cell/>
          <table:table-cell table:style-name="ce38"/>
          <table:table-cell table:style-name="ce55"/>
          <table:table-cell table:style-name="ce70"/>
          <table:table-cell table:style-name="ce84" table:number-columns-repeated="2"/>
          <table:table-cell table:style-name="ce96"/>
          <table:table-cell table:style-name="ce111"/>
          <table:table-cell table:style-name="ce125"/>
          <table:table-cell table:style-name="ce33"/>
          <table:table-cell office:value-type="string">
            <text:p>TrusteeID : string</text:p>
          </table:table-cell>
          <table:table-cell office:value-type="string">
            <text:p>Trustee ID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Sandeep</text:p>
          </table:table-cell>
          <table:table-cell office:value-type="string">
            <text:p>PMS</text:p>
          </table:table-cell>
          <table:table-cell table:style-name="ce38"/>
          <table:table-cell table:style-name="ce55" office:value-type="string">
            <text:p><text:span text:style-name="T2">1SF </text:span><text:span text:style-name="T3">PMS Number</text:span></text:p>
          </table:table-cell>
          <table:table-cell table:style-name="ce70"/>
          <table:table-cell table:style-name="ce84"/>
          <table:table-cell table:style-name="ce84" office:value-type="string">
            <text:p>Text field</text:p>
          </table:table-cell>
          <table:table-cell table:style-name="ce84" office:value-type="string">
            <text:p>Unique identifier for the project.</text:p>
          </table:table-cell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PMSNumber : string</text:p>
          </table:table-cell>
          <table:table-cell office:value-type="string">
            <text:p>PMS Numbe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Sandeep</text:p>
          </table:table-cell>
          <table:table-cell office:value-type="string">
            <text:p>IMIS</text:p>
          </table:table-cell>
          <table:table-cell table:style-name="ce38"/>
          <table:table-cell table:style-name="ce55" office:value-type="string">
            <text:p><text:span text:style-name="T2">1SF</text:span><text:span text:style-name="T4"> </text:span><text:span text:style-name="T3">IMIS Number</text:span></text:p>
          </table:table-cell>
          <table:table-cell table:style-name="ce70"/>
          <table:table-cell table:style-name="ce84"/>
          <table:table-cell table:style-name="ce84" office:value-type="string">
            <text:p>Text field</text:p>
          </table:table-cell>
          <table:table-cell table:style-name="ce84" office:value-type="string">
            <text:p>Unique identifier for the project.</text:p>
          </table:table-cell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IMISNumber : string</text:p>
          </table:table-cell>
          <table:table-cell office:value-type="string">
            <text:p>IMIS Number</text:p>
          </table:table-cell>
          <table:table-cell table:number-columns-repeated="243"/>
        </table:table-row>
        <table:table-row table:style-name="ro3">
          <table:table-cell table:style-name="ce5"/>
          <table:table-cell/>
          <table:table-cell table:style-name="ce38"/>
          <table:table-cell table:style-name="ce55" office:value-type="string">
            <text:p><text:span text:style-name="T2">1S</text:span><text:span text:style-name="T4"> </text:span><text:span text:style-name="T3">Total GEF Allocation</text:span></text:p>
          </table:table-cell>
          <table:table-cell table:style-name="ce70"/>
          <table:table-cell table:style-name="ce84"/>
          <table:table-cell table:style-name="ce84" office:value-type="string">
            <text:p>Numeric field</text:p>
          </table:table-cell>
          <table:table-cell table:style-name="ce105" office:value-type="string">
            <text:p>Total project grant approved by GEF for this stage of the project (does not include co-financing)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GEFProjectAllocation : MoneyField</text:p>
          </table:table-cell>
          <table:table-cell office:value-type="string">
            <text:p>Total GEF Allocation</text:p>
          </table:table-cell>
          <table:table-cell table:number-columns-repeated="243"/>
        </table:table-row>
        <table:table-row table:style-name="ro6">
          <table:table-cell table:style-name="ce5" office:value-type="string">
            <text:p>Sandeep</text:p>
          </table:table-cell>
          <table:table-cell table:style-name="ce5" office:value-type="string">
            <text:p>GEF Alloc</text:p>
          </table:table-cell>
          <table:table-cell table:style-name="ce38"/>
          <table:table-cell table:style-name="ce56" office:value-type="string">
            <text:p><text:span text:style-name="T2">1C</text:span><text:span text:style-name="T4"> GEF Allocation to UNEP</text:span></text:p>
          </table:table-cell>
          <table:table-cell table:style-name="ce70"/>
          <table:table-cell table:style-name="ce84"/>
          <table:table-cell table:style-name="ce84" office:value-type="string">
            <text:p>Numeric field</text:p>
          </table:table-cell>
          <table:table-cell table:style-name="ce84" office:value-type="string">
            <text:p>Sum of GEF trust fund, LDC fund allocation , SCCF allocation and Strategic Partnership for this stage for the project</text:p>
          </table:table-cell>
          <table:table-cell table:style-name="ce111" office:value-type="string">
            <text:p>Calculated field</text:p>
          </table:table-cell>
          <table:table-cell table:style-name="ce125"/>
          <table:table-cell table:style-name="ce33"/>
          <table:table-cell office:value-type="string">
            <text:p>CashUnepAllocation : computed</text:p>
          </table:table-cell>
          <table:table-cell office:value-type="string">
            <text:p>GEF Allocation to UNEP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65" office:value-type="string">
            <text:p><text:span text:style-name="T2">1</text:span><text:span text:style-name="T3"> GEF Trust Fund</text:span></text:p>
          </table:table-cell>
          <table:table-cell table:style-name="ce70"/>
          <table:table-cell table:style-name="ce98" office:value-type="string">
            <text:p>Numeric field</text:p>
          </table:table-cell>
          <table:table-cell table:style-name="ce84"/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GEFTrustFund : MoneyField</text:p>
          </table:table-cell>
          <table:table-cell office:value-type="string">
            <text:p>GEF Trust Fund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65" office:value-type="string">
            <text:p><text:span text:style-name="T2">1</text:span><text:span text:style-name="T3"> LDC Fund</text:span></text:p>
          </table:table-cell>
          <table:table-cell table:style-name="ce70"/>
          <table:table-cell table:style-name="ce98" office:value-type="string">
            <text:p>Numeric field</text:p>
          </table:table-cell>
          <table:table-cell table:style-name="ce84" office:value-type="string">
            <text:p>Used to track the adaptation fund (fund for NAPAs)</text:p>
          </table:table-cell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LDCFundAllocation : MoneyField</text:p>
          </table:table-cell>
          <table:table-cell office:value-type="string">
            <text:p>LDC Fund Allocation</text:p>
          </table:table-cell>
          <table:table-cell table:number-columns-repeated="243"/>
        </table:table-row>
        <table:table-row table:style-name="ro1">
          <table:table-cell table:style-name="ce5"/>
          <table:table-cell/>
          <table:table-cell table:style-name="ce38"/>
          <table:table-cell table:style-name="ce55"/>
          <table:table-cell table:style-name="ce65" office:value-type="string">
            <text:p><text:span text:style-name="T2">1</text:span><text:span text:style-name="T3"> SCCF</text:span></text:p>
          </table:table-cell>
          <table:table-cell table:style-name="ce70"/>
          <table:table-cell table:style-name="ce98" office:value-type="string">
            <text:p>Numeric field</text:p>
          </table:table-cell>
          <table:table-cell table:style-name="ce84"/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SCCFAllocation : MoneyField</text:p>
          </table:table-cell>
          <table:table-cell office:value-type="string">
            <text:p>SCCF Allocation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65" office:value-type="string">
            <text:p><text:span text:style-name="T2"><text:s/></text:span><text:span text:style-name="T2">1</text:span><text:span text:style-name="T3"> Strategic Partnership</text:span></text:p>
          </table:table-cell>
          <table:table-cell table:style-name="ce70"/>
          <table:table-cell table:style-name="ce98" office:value-type="string">
            <text:p>Numeric field</text:p>
          </table:table-cell>
          <table:table-cell table:style-name="ce84"/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StrategicPartnership : MoneyField</text:p>
          </table:table-cell>
          <table:table-cell office:value-type="string">
            <text:p>Strategic Partnership</text:p>
          </table:table-cell>
          <table:table-cell table:number-columns-repeated="243"/>
        </table:table-row>
        <table:table-row table:style-name="ro2">
          <table:table-cell table:style-name="ce12"/>
          <table:table-cell table:style-name="ce5"/>
          <table:table-cell table:style-name="ce38"/>
          <table:table-cell table:style-name="ce55"/>
          <table:table-cell table:style-name="ce65" office:value-type="string">
            <text:p><text:span text:style-name="T2">1 </text:span><text:span text:style-name="T3">Adaptation Trust Fund</text:span></text:p>
          </table:table-cell>
          <table:table-cell table:style-name="ce70"/>
          <table:table-cell table:style-name="ce98" office:value-type="string">
            <text:p>Numeric field</text:p>
          </table:table-cell>
          <table:table-cell table:style-name="ce84" office:value-type="string">
            <text:p>future field CT</text:p>
          </table:table-cell>
          <table:table-cell table:style-name="ce111"/>
          <table:table-cell table:style-name="ce125"/>
          <table:table-cell table:style-name="ce33"/>
          <table:table-cell table:style-name="ce149" office:value-type="string">
            <text:p>AdaptationTrustFund : MoneyField</text:p>
          </table:table-cell>
          <table:table-cell table:style-name="ce10" office:value-type="string">
            <text:p>Adaptation Trust Fund</text:p>
          </table:table-cell>
          <table:table-cell table:style-name="ce10" table:number-columns-repeated="238"/>
          <table:table-cell table:number-columns-repeated="5"/>
        </table:table-row>
        <table:table-row table:style-name="ro3">
          <table:table-cell table:style-name="ce5"/>
          <table:table-cell table:style-name="ce4"/>
          <table:table-cell table:style-name="ce38"/>
          <table:table-cell table:style-name="ce55" office:value-type="string">
            <text:p><text:span text:style-name="T2">1</text:span><text:span text:style-name="T4"> <text:s/>Supplementary Allocation to UNEP</text:span></text:p>
          </table:table-cell>
          <table:table-cell table:style-name="ce72" office:value-type="string">
            <text:p><text:span text:style-name="T2">1 </text:span><text:span text:style-name="T3">Allocation amount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105" office:value-type="string">
            <text:p>additional <text:s/>GEF allocation after GEF <text:s/>approval 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SupplementaryUNEPAllocation : MoneyField</text:p>
          </table:table-cell>
          <table:table-cell office:value-type="string">
            <text:p>Supplementary Allocation to UNEP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72" office:value-type="string">
            <text:p><text:span text:style-name="T2">1 </text:span><text:span text:style-name="T3">Remarks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notes field</text:p>
          </table:table-cell>
          <table:table-cell table:style-name="ce111" office:value-type="string">
            <text:p>PO developing</text:p>
          </table:table-cell>
          <table:table-cell table:style-name="ce125"/>
          <table:table-cell table:style-name="ce33"/>
          <table:table-cell office:value-type="string">
            <text:p>SupplementaryUNEPAllocationRemark : text</text:p>
          </table:table-cell>
          <table:table-cell office:value-type="string">
            <text:p>Supplementary Allocation to UNEP: remark</text:p>
          </table:table-cell>
          <table:table-cell table:number-columns-repeated="243"/>
        </table:table-row>
        <table:table-row table:style-name="ro6">
          <table:table-cell/>
          <table:table-cell table:style-name="ce5"/>
          <table:table-cell table:style-name="ce38"/>
          <table:table-cell table:style-name="ce55" office:value-type="string">
            <text:p><text:span text:style-name="T2">*S </text:span><text:span text:style-name="T4">Co-financing</text:span></text:p>
          </table:table-cell>
          <table:table-cell table:style-name="ce76" office:value-type="string">
            <text:p><text:span text:style-name="T2">* </text:span><text:span text:style-name="T4">Cash</text:span></text:p>
          </table:table-cell>
          <table:table-cell table:style-name="ce92" office:value-type="string">
            <text:p><text:span text:style-name="T2">1 </text:span><text:span text:style-name="T3">Source</text:span></text:p>
          </table:table-cell>
          <table:table-cell table:style-name="ce70" office:value-type="string">
            <text:p>Select list</text:p>
          </table:table-cell>
          <table:table-cell table:style-name="ce84" office:value-type="string">
            <text:p>Implementing Agency, Executing Agency, Government, Multilateral, Bilateral, Private sector, NGO, Communities, Other (specify) 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CoFinancingCash : DatagridField (source, donor_name, planned_amount, actual_amount)</text:p>
          </table:table-cell>
          <table:table-cell office:value-type="string">
            <text:p>Cofinancing: Cash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7"/>
          <table:table-cell table:style-name="ce76"/>
          <table:table-cell table:style-name="ce92" office:value-type="string">
            <text:p><text:span text:style-name="T2">1</text:span><text:span text:style-name="T3"> Name of donor</text:span></text:p>
          </table:table-cell>
          <table:table-cell table:style-name="ce70" office:value-type="string">
            <text:p>Text field</text:p>
          </table:table-cell>
          <table:table-cell table:style-name="ce84" office:value-type="string">
            <text:p>Name of the donor organisation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76"/>
          <table:table-cell table:style-name="ce92" office:value-type="string">
            <text:p><text:span text:style-name="T2">1</text:span><text:span text:style-name="T3"> Planned $ Amount</text:span></text:p>
          </table:table-cell>
          <table:table-cell table:style-name="ce70" office:value-type="string">
            <text:p>Numeric field</text:p>
          </table:table-cell>
          <table:table-cell table:style-name="ce84" office:value-type="string">
            <text:p>Projected amount for donation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office:value-type="string">
            <text:p>*Sandeep</text:p>
          </table:table-cell>
          <table:table-cell table:style-name="ce5" office:value-type="string">
            <text:p>CoFinance</text:p>
          </table:table-cell>
          <table:table-cell table:style-name="ce38"/>
          <table:table-cell table:style-name="ce55"/>
          <table:table-cell table:style-name="ce76"/>
          <table:table-cell table:style-name="ce92" office:value-type="string">
            <text:p><text:span text:style-name="T2">1 </text:span><text:span text:style-name="T3">Actual $ Amount</text:span></text:p>
          </table:table-cell>
          <table:table-cell table:style-name="ce70" office:value-type="string">
            <text:p>Numeric field</text:p>
          </table:table-cell>
          <table:table-cell table:style-name="ce84" office:value-type="string">
            <text:p>Actual amount donated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8"/>
          <table:table-cell table:style-name="ce57"/>
          <table:table-cell table:style-name="ce76" office:value-type="string">
            <text:p><text:span text:style-name="T2"><text:s/></text:span></text:p>
          </table:table-cell>
          <table:table-cell table:style-name="ce70"/>
          <table:table-cell table:style-name="ce84" office:value-type="string">
            <text:p>Numeric calculated field</text:p>
          </table:table-cell>
          <table:table-cell table:style-name="ce84" office:value-type="string">
            <text:p>Total of the planned donor amount.</text:p>
          </table:table-cell>
          <table:table-cell table:style-name="ce111" office:value-type="string">
            <text:p>Calculated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8"/>
          <table:table-cell table:style-name="ce57"/>
          <table:table-cell table:style-name="ce76" office:value-type="string">
            <text:p><text:span text:style-name="T2">1 </text:span><text:span text:style-name="T3">Actual Total (cash)</text:span></text:p>
          </table:table-cell>
          <table:table-cell table:style-name="ce70"/>
          <table:table-cell table:style-name="ce84" office:value-type="string">
            <text:p>Numeric calculated field</text:p>
          </table:table-cell>
          <table:table-cell table:style-name="ce84" office:value-type="string">
            <text:p>Total of the actual donor amount.</text:p>
          </table:table-cell>
          <table:table-cell table:style-name="ce111" office:value-type="string">
            <text:p>Calculated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6">
          <table:table-cell table:style-name="ce5" table:number-columns-repeated="2"/>
          <table:table-cell table:style-name="ce38"/>
          <table:table-cell table:style-name="ce57"/>
          <table:table-cell table:style-name="ce76" office:value-type="string">
            <text:p><text:span text:style-name="T2">* </text:span><text:span text:style-name="T4">In Kind</text:span></text:p>
          </table:table-cell>
          <table:table-cell table:style-name="ce81" office:value-type="string">
            <text:p><text:span text:style-name="T2">1 </text:span><text:span text:style-name="T3">Source</text:span></text:p>
          </table:table-cell>
          <table:table-cell table:style-name="ce70" office:value-type="string">
            <text:p>Select list</text:p>
          </table:table-cell>
          <table:table-cell table:style-name="ce84" office:value-type="string">
            <text:p>Implementing Agency, Executing Agency, Government, Multilateral, Bilateral, Private sector, NGO, Communities, Other (specify) 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CofinancingInKind : DataGridField (source, donor_name, planned_amount, actual_amount)</text:p>
          </table:table-cell>
          <table:table-cell office:value-type="string">
            <text:p>Cofinancing: In Kind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7"/>
          <table:table-cell table:style-name="ce76"/>
          <table:table-cell table:style-name="ce81" office:value-type="string">
            <text:p><text:span text:style-name="T2">1 </text:span><text:span text:style-name="T3">Name of donor</text:span></text:p>
          </table:table-cell>
          <table:table-cell table:style-name="ce70" office:value-type="string">
            <text:p>Select List</text:p>
          </table:table-cell>
          <table:table-cell table:style-name="ce84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8"/>
          <table:table-cell table:style-name="ce57"/>
          <table:table-cell table:style-name="ce76"/>
          <table:table-cell table:style-name="ce81" office:value-type="string">
            <text:p><text:span text:style-name="T2">1</text:span><text:span text:style-name="T3"> Planned $ Amount</text:span></text:p>
          </table:table-cell>
          <table:table-cell table:style-name="ce70" office:value-type="string">
            <text:p>Numeric field</text:p>
          </table:table-cell>
          <table:table-cell table:style-name="ce84" office:value-type="string">
            <text:p>Projected amount for donation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/>
          <table:table-cell/>
          <table:table-cell table:style-name="ce38"/>
          <table:table-cell table:style-name="ce57"/>
          <table:table-cell table:style-name="ce76"/>
          <table:table-cell table:style-name="ce81" office:value-type="string">
            <text:p><text:span text:style-name="T2">1 </text:span><text:span text:style-name="T3">Actual $ Amount</text:span></text:p>
          </table:table-cell>
          <table:table-cell table:style-name="ce70" office:value-type="string">
            <text:p>Numeric field</text:p>
          </table:table-cell>
          <table:table-cell table:style-name="ce84" office:value-type="string">
            <text:p>Actual amount donated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/>
          <table:table-cell/>
          <table:table-cell table:style-name="ce38"/>
          <table:table-cell table:style-name="ce57"/>
          <table:table-cell table:style-name="ce76"/>
          <table:table-cell table:style-name="ce81" office:value-type="string">
            <text:p><text:span text:style-name="T2">1 </text:span><text:span text:style-name="T3">Description</text:span></text:p>
          </table:table-cell>
          <table:table-cell table:style-name="ce70" office:value-type="string">
            <text:p>Memo field</text:p>
          </table:table-cell>
          <table:table-cell table:style-name="ce84" office:value-type="string">
            <text:p>Description of the in kind donation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/>
          <table:table-cell/>
          <table:table-cell table:style-name="ce38"/>
          <table:table-cell table:style-name="ce57"/>
          <table:table-cell table:style-name="ce76" office:value-type="string">
            <text:p><text:span text:style-name="T2">1 </text:span><text:span text:style-name="T3">Planned Total (in kind)</text:span></text:p>
          </table:table-cell>
          <table:table-cell table:style-name="ce70"/>
          <table:table-cell table:style-name="ce84" office:value-type="string">
            <text:p>Numeric calculated field</text:p>
          </table:table-cell>
          <table:table-cell table:style-name="ce84" office:value-type="string">
            <text:p>Total of the planned donor amount.</text:p>
          </table:table-cell>
          <table:table-cell table:style-name="ce111" office:value-type="string">
            <text:p>Automatic</text:p>
          </table:table-cell>
          <table:table-cell table:style-name="ce125"/>
          <table:table-cell table:style-name="ce33"/>
          <table:table-cell office:value-type="string">
            <text:p>SumCofinCashPlanned : computed</text:p>
          </table:table-cell>
          <table:table-cell office:value-type="string">
            <text:p>Total Cofinancing: Cash (Planned)</text:p>
          </table:table-cell>
          <table:table-cell table:number-columns-repeated="243"/>
        </table:table-row>
        <table:table-row table:style-name="ro3">
          <table:table-cell table:style-name="ce5"/>
          <table:table-cell/>
          <table:table-cell table:style-name="ce38"/>
          <table:table-cell table:style-name="ce57"/>
          <table:table-cell table:style-name="ce76" office:value-type="string">
            <text:p><text:span text:style-name="T2">1 </text:span><text:span text:style-name="T3">Actual Total (in kind)</text:span></text:p>
          </table:table-cell>
          <table:table-cell table:style-name="ce70"/>
          <table:table-cell table:style-name="ce84" office:value-type="string">
            <text:p>Numeric calculated field</text:p>
          </table:table-cell>
          <table:table-cell table:style-name="ce84" office:value-type="string">
            <text:p>Total of the actual donor amount.</text:p>
          </table:table-cell>
          <table:table-cell table:style-name="ce111" office:value-type="string">
            <text:p>Automatic</text:p>
          </table:table-cell>
          <table:table-cell table:style-name="ce125"/>
          <table:table-cell table:style-name="ce33"/>
          <table:table-cell office:value-type="string">
            <text:p>SumCofinCashActual : computed</text:p>
          </table:table-cell>
          <table:table-cell office:value-type="string">
            <text:p>Total Cofinancing: Cash (Actual)</text:p>
          </table:table-cell>
          <table:table-cell table:number-columns-repeated="243"/>
        </table:table-row>
        <table:table-row table:style-name="ro3">
          <table:table-cell table:style-name="ce5"/>
          <table:table-cell/>
          <table:table-cell table:style-name="ce38"/>
          <table:table-cell table:style-name="ce57"/>
          <table:table-cell table:style-name="ce76"/>
          <table:table-cell table:style-name="ce70"/>
          <table:table-cell table:style-name="ce84" table:number-columns-repeated="2"/>
          <table:table-cell table:style-name="ce111"/>
          <table:table-cell table:style-name="ce125"/>
          <table:table-cell table:style-name="ce33"/>
          <table:table-cell office:value-type="string">
            <text:p>SumCofinInKindPlanned : computed</text:p>
          </table:table-cell>
          <table:table-cell office:value-type="string">
            <text:p>Total Cofinancing: In Kind (Planned)</text:p>
          </table:table-cell>
          <table:table-cell table:number-columns-repeated="243"/>
        </table:table-row>
        <table:table-row table:style-name="ro3">
          <table:table-cell table:style-name="ce5"/>
          <table:table-cell/>
          <table:table-cell table:style-name="ce38"/>
          <table:table-cell table:style-name="ce57"/>
          <table:table-cell table:style-name="ce76"/>
          <table:table-cell table:style-name="ce70"/>
          <table:table-cell table:style-name="ce84" table:number-columns-repeated="2"/>
          <table:table-cell table:style-name="ce111"/>
          <table:table-cell table:style-name="ce125"/>
          <table:table-cell table:style-name="ce33"/>
          <table:table-cell office:value-type="string">
            <text:p>SumCofinInKindActual : computed</text:p>
          </table:table-cell>
          <table:table-cell office:value-type="string">
            <text:p>Total Cofinancing: In Kind (Actual)</text:p>
          </table:table-cell>
          <table:table-cell table:number-columns-repeated="243"/>
        </table:table-row>
        <table:table-row table:style-name="ro5">
          <table:table-cell table:style-name="ce5" table:number-columns-repeated="2"/>
          <table:table-cell table:style-name="ce38"/>
          <table:table-cell table:style-name="ce55" office:value-type="string">
            <text:p><text:span text:style-name="T2">1C </text:span><text:span text:style-name="T3">Total cost of Project Stage (Planned)</text:span></text:p>
          </table:table-cell>
          <table:table-cell table:style-name="ce70"/>
          <table:table-cell table:style-name="ce84"/>
          <table:table-cell table:style-name="ce84" office:value-type="string">
            <text:p>Numeric field</text:p>
          </table:table-cell>
          <table:table-cell table:style-name="ce84" office:value-type="string">
            <text:p>Sum of gef allocation to project stage, Supplementary allocation to UNEP <text:s/>+ Cofinance Plannedl Total (cash) + Cofinance Planned Total (in kind)</text:p>
          </table:table-cell>
          <table:table-cell table:style-name="ce111" office:value-type="string">
            <text:p>Calculated</text:p>
          </table:table-cell>
          <table:table-cell table:style-name="ce125"/>
          <table:table-cell table:style-name="ce33"/>
          <table:table-cell office:value-type="string">
            <text:p>TotalCostOfProjectStagePlanned : computed</text:p>
          </table:table-cell>
          <table:table-cell office:value-type="string">
            <text:p>Total Cost of Project Stage (Planned)</text:p>
          </table:table-cell>
          <table:table-cell table:number-columns-repeated="243"/>
        </table:table-row>
        <table:table-row table:style-name="ro5">
          <table:table-cell table:style-name="ce5" table:number-columns-repeated="2"/>
          <table:table-cell table:style-name="ce38"/>
          <table:table-cell table:style-name="ce55" office:value-type="string">
            <text:p><text:span text:style-name="T2">1C</text:span><text:span text:style-name="T3"> Total cost of Project Stage (Actual)</text:span></text:p>
          </table:table-cell>
          <table:table-cell table:style-name="ce70"/>
          <table:table-cell table:style-name="ce84"/>
          <table:table-cell table:style-name="ce84" office:value-type="string">
            <text:p>Numeric field</text:p>
          </table:table-cell>
          <table:table-cell table:style-name="ce84" office:value-type="string">
            <text:p>Sum of gef allocation to project stage, Supplementary allocation to UNEP + Cofinance Actual Total (cash) + Cofinance Actual Total (in kind)</text:p>
          </table:table-cell>
          <table:table-cell table:style-name="ce111" office:value-type="string">
            <text:p>Calculated</text:p>
          </table:table-cell>
          <table:table-cell table:style-name="ce125"/>
          <table:table-cell table:style-name="ce33"/>
          <table:table-cell office:value-type="string">
            <text:p>TotalCostOfProjectStageActual : computed</text:p>
          </table:table-cell>
          <table:table-cell office:value-type="string">
            <text:p>Total Cost of Project Stage (Actual)</text:p>
          </table:table-cell>
          <table:table-cell table:number-columns-repeated="243"/>
        </table:table-row>
        <table:table-row table:style-name="ro2">
          <table:table-cell table:style-name="ce5" table:number-columns-repeated="2"/>
          <table:table-cell table:style-name="ce38"/>
          <table:table-cell table:style-name="ce55" office:value-type="string">
            <text:p><text:span text:style-name="T2">1S </text:span><text:span text:style-name="T3">Approved UNEP Budget</text:span></text:p>
          </table:table-cell>
          <table:table-cell table:style-name="ce70"/>
          <table:table-cell table:style-name="ce84"/>
          <table:table-cell table:style-name="ce84" office:value-type="string">
            <text:p>Numeric field</text:p>
          </table:table-cell>
          <table:table-cell table:style-name="ce84" office:value-type="string">
            <text:p><text:s/>(GEF financing Only)</text:p>
          </table:table-cell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office:value-type="string">
            <text:p>ApprovedUNEPBudget : MoneyField</text:p>
          </table:table-cell>
          <table:table-cell office:value-type="string">
            <text:p>Approved UNEP Budget</text:p>
          </table:table-cell>
          <table:table-cell table:number-columns-repeated="243"/>
        </table:table-row>
        <table:table-row table:style-name="ro2">
          <table:table-cell table:style-name="ce5"/>
          <table:table-cell/>
          <table:table-cell table:style-name="ce38"/>
          <table:table-cell table:style-name="ce55" office:value-type="string">
            <text:p><text:span text:style-name="T2">*S</text:span><text:span text:style-name="T4"> Cash Disbursements</text:span></text:p>
          </table:table-cell>
          <table:table-cell table:style-name="ce77" office:value-type="string">
            <text:p><text:span text:style-name="T2">1</text:span><text:span text:style-name="T5"> </text:span><text:span text:style-name="T3">Dat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Date of the cash disbursement.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CashDisbursements : DataGridField (data, amount, imis_rcpt_number)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* Sandeep</text:p>
          </table:table-cell>
          <table:table-cell table:style-name="ce5" office:value-type="string">
            <text:p>Amount: Cash Disbursements</text:p>
          </table:table-cell>
          <table:table-cell table:style-name="ce38"/>
          <table:table-cell table:style-name="ce55"/>
          <table:table-cell table:style-name="ce77" office:value-type="string">
            <text:p><text:span text:style-name="T2">1 </text:span><text:span text:style-name="T3">Amount</text:span></text:p>
          </table:table-cell>
          <table:table-cell table:style-name="ce70"/>
          <table:table-cell table:style-name="ce84" office:value-type="string">
            <text:p>Numeric field</text:p>
          </table:table-cell>
          <table:table-cell table:style-name="ce84" office:value-type="string">
            <text:p>Amount disbursed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8"/>
          <table:table-cell table:style-name="ce55"/>
          <table:table-cell table:style-name="ce77" office:value-type="string">
            <text:p><text:span text:style-name="T2">1 </text:span><text:span text:style-name="T3">Bank Reference Number</text:span></text:p>
          </table:table-cell>
          <table:table-cell table:style-name="ce70"/>
          <table:table-cell table:style-name="ce84" office:value-type="string">
            <text:p>Alphanumeric</text:p>
          </table:table-cell>
          <table:table-cell table:style-name="ce84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/>
          <table:table-cell table:style-name="ce4"/>
          <table:table-cell table:style-name="ce38"/>
          <table:table-cell table:style-name="ce55" office:value-type="string">
            <text:p><text:span text:style-name="T2">1SC</text:span><text:span text:style-name="T3">Total Disbursments</text:span></text:p>
          </table:table-cell>
          <table:table-cell table:style-name="ce70"/>
          <table:table-cell table:style-name="ce84"/>
          <table:table-cell table:style-name="ce84" office:value-type="string">
            <text:p>Numeric calculated field</text:p>
          </table:table-cell>
          <table:table-cell table:style-name="ce84" office:value-type="string">
            <text:p>Sum of all disbursment amounts</text:p>
          </table:table-cell>
          <table:table-cell table:style-name="ce111" office:value-type="string">
            <text:p>Calculated</text:p>
          </table:table-cell>
          <table:table-cell table:style-name="ce125"/>
          <table:table-cell table:style-name="ce33"/>
          <table:table-cell office:value-type="string">
            <text:p>SumCashDisbursements : computed</text:p>
          </table:table-cell>
          <table:table-cell table:number-columns-repeated="244"/>
        </table:table-row>
        <table:table-row table:style-name="ro2">
          <table:table-cell table:style-name="ce5" table:number-columns-repeated="2"/>
          <table:table-cell table:style-name="ce38"/>
          <table:table-cell table:style-name="ce55" office:value-type="string">
            <text:p><text:span text:style-name="T2">*S </text:span><text:span text:style-name="T4">Expenditures per IMIS</text:span></text:p>
          </table:table-cell>
          <table:table-cell table:style-name="ce78" office:value-type="string">
            <text:p><text:span text:style-name="T2">1 </text:span><text:span text:style-name="T3">Year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/>
          <table:table-cell table:style-name="ce111"/>
          <table:table-cell table:style-name="ce125"/>
          <table:table-cell table:style-name="ce33"/>
          <table:table-cell office:value-type="string">
            <text:p>IMISExpenditures : DataGridField (year, amount)</text:p>
          </table:table-cell>
          <table:table-cell office:value-type="string">
            <text:p>Yearly Expenditures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* Sandeep</text:p>
          </table:table-cell>
          <table:table-cell table:style-name="ce5" office:value-type="string">
            <text:p>Amount: Reported Expenditure</text:p>
          </table:table-cell>
          <table:table-cell table:style-name="ce38"/>
          <table:table-cell table:style-name="ce55"/>
          <table:table-cell table:style-name="ce78" office:value-type="string">
            <text:p><text:span text:style-name="T2">1 </text:span><text:span text:style-name="T3">Amount</text:span></text:p>
          </table:table-cell>
          <table:table-cell table:style-name="ce70"/>
          <table:table-cell table:style-name="ce84" office:value-type="string">
            <text:p>Numeric field</text:p>
          </table:table-cell>
          <table:table-cell table:style-name="ce84"/>
          <table:table-cell table:style-name="ce111" office:value-type="string">
            <text:p>Sandeep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8"/>
          <table:table-cell table:style-name="ce55" office:value-type="string">
            <text:p><text:span text:style-name="T2">1SC</text:span><text:span text:style-name="T3"> Total IMIS Expenditures</text:span></text:p>
          </table:table-cell>
          <table:table-cell table:style-name="ce70"/>
          <table:table-cell table:style-name="ce84"/>
          <table:table-cell table:style-name="ce84" office:value-type="string">
            <text:p>Numeric calculated field</text:p>
          </table:table-cell>
          <table:table-cell table:style-name="ce84" office:value-type="string">
            <text:p>Sum of all imis expenditure amounts</text:p>
          </table:table-cell>
          <table:table-cell table:style-name="ce111" office:value-type="string">
            <text:p>Calculated</text:p>
          </table:table-cell>
          <table:table-cell table:style-name="ce125"/>
          <table:table-cell table:style-name="ce33"/>
          <table:table-cell office:value-type="string">
            <text:p>SumIMISExpenditures : computed</text:p>
          </table:table-cell>
          <table:table-cell office:value-type="string">
            <text:p>Total Yearly Expenditures</text:p>
          </table:table-cell>
          <table:table-cell table:number-columns-repeated="243"/>
        </table:table-row>
        <table:table-row table:style-name="ro3">
          <table:table-cell table:style-name="ce5" table:number-columns-repeated="2"/>
          <table:table-cell table:style-name="ce38"/>
          <table:table-cell table:style-name="ce55"/>
          <table:table-cell table:style-name="ce70"/>
          <table:table-cell table:style-name="ce84" table:number-columns-repeated="3"/>
          <table:table-cell table:style-name="ce111"/>
          <table:table-cell table:style-name="ce125"/>
          <table:table-cell table:style-name="ce33"/>
          <table:table-cell office:value-type="string">
            <text:p>ActualTotalExpenditures : MoneyField</text:p>
          </table:table-cell>
          <table:table-cell office:value-type="string">
            <text:p>Actual Total Expenditures</text:p>
          </table:table-cell>
          <table:table-cell table:number-columns-repeated="243"/>
        </table:table-row>
        <table:table-row table:style-name="ro2">
          <table:table-cell table:style-name="ce13"/>
          <table:table-cell table:style-name="ce25"/>
          <table:table-cell table:style-name="ce38"/>
          <table:table-cell table:style-name="ce58" office:value-type="string">
            <text:p><text:span text:style-name="T6">1SF</text:span><text:span text:style-name="T7"> Start Date</text:span></text:p>
          </table:table-cell>
          <table:table-cell table:style-name="ce79" office:value-type="string">
            <text:p>DELETE FIELD. </text:p>
          </table:table-cell>
          <table:table-cell table:style-name="ce93"/>
          <table:table-cell table:style-name="ce93" office:value-type="string">
            <text:p>Date field</text:p>
          </table:table-cell>
          <table:table-cell table:style-name="ce93"/>
          <table:table-cell table:style-name="ce117"/>
          <table:table-cell table:style-name="ce131"/>
          <table:table-cell table:style-name="ce143"/>
          <table:table-cell table:style-name="ce150" table:number-columns-repeated="2"/>
          <table:table-cell table:style-name="ce153" table:number-columns-repeated="238"/>
          <table:table-cell table:number-columns-repeated="5"/>
        </table:table-row>
        <table:table-row table:style-name="ro3">
          <table:table-cell table:style-name="ce5"/>
          <table:table-cell/>
          <table:table-cell table:style-name="ce38"/>
          <table:table-cell table:style-name="ce55" office:value-type="string">
            <text:p><text:span text:style-name="T2">1SF </text:span><text:span text:style-name="T4">PROJECT STATUS</text:span></text:p>
          </table:table-cell>
          <table:table-cell table:style-name="ce70" office:value-type="string">
            <text:p>Select List</text:p>
          </table:table-cell>
          <table:table-cell table:style-name="ce84" table:number-columns-repeated="2"/>
          <table:table-cell table:style-name="ce96" office:value-type="string">
            <text:p>Under Development,<text:span text:style-name="T3"> Appraisal, On-going, Inactive, Completed, Closed, Cancelled</text:span>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Status : selection</text:p>
          </table:table-cell>
          <table:table-cell office:value-type="string">
            <text:p>Project Status</text:p>
          </table:table-cell>
          <table:table-cell table:number-columns-repeated="243"/>
        </table:table-row>
        <table:table-row table:style-name="ro1">
          <table:table-cell table:style-name="ce14" table:number-columns-repeated="2"/>
          <table:table-cell table:style-name="ce38"/>
          <table:table-cell table:style-name="ce59" office:value-type="string">
            <text:p>Planned Duration</text:p>
          </table:table-cell>
          <table:table-cell table:style-name="ce80"/>
          <table:table-cell table:style-name="ce94"/>
          <table:table-cell table:style-name="ce100" office:value-type="string">
            <text:p>Text box</text:p>
          </table:table-cell>
          <table:table-cell table:style-name="ce100" office:value-type="string">
            <text:p>Number of months</text:p>
          </table:table-cell>
          <table:table-cell table:style-name="ce118"/>
          <table:table-cell table:style-name="ce132"/>
          <table:table-cell table:style-name="ce144"/>
          <table:table-cell table:style-name="ce80" office:value-type="string">
            <text:p>PlannedDuration : int</text:p>
          </table:table-cell>
          <table:table-cell table:style-name="ce80" office:value-type="string">
            <text:p>Planned Duration</text:p>
          </table:table-cell>
          <table:table-cell table:style-name="ce80" table:number-columns-repeated="238"/>
          <table:table-cell table:number-columns-repeated="5"/>
        </table:table-row>
        <table:table-row table:style-name="ro2">
          <table:table-cell table:style-name="ce5" table:number-columns-repeated="2"/>
          <table:table-cell table:style-name="ce38"/>
          <table:table-cell table:style-name="ce55" office:value-type="string">
            <text:p><text:span text:style-name="T2">1SF </text:span><text:span text:style-name="T4">Planned</text:span><text:span text:style-name="T2"> </text:span><text:span text:style-name="T4">Completion Date</text:span></text:p>
          </table:table-cell>
          <table:table-cell table:style-name="ce81" office:value-type="string">
            <text:p><text:span text:style-name="T2">1 </text:span><text:span text:style-name="T3">Initial dat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105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8"/>
          <table:table-cell table:style-name="ce55"/>
          <table:table-cell table:style-name="ce81" office:value-type="string">
            <text:p><text:span text:style-name="T2">1</text:span><text:span text:style-name="T3"> Revised Date (as per last revision)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105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5">
          <table:table-cell table:style-name="ce5" table:number-columns-repeated="2"/>
          <table:table-cell table:style-name="ce38"/>
          <table:table-cell table:style-name="ce55"/>
          <table:table-cell table:style-name="ce81" office:value-type="string">
            <text:p><text:span text:style-name="T2">1</text:span><text:span text:style-name="T3"> Reason for delay <text:s/>!!!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104" office:value-type="string">
            <text:p>If the difference between the initial and revised date is greater than <text:span text:style-name="T3">one year then the project is flagged and the TM must enter a reason.</text:span>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6">
          <table:table-cell table:style-name="ce5" table:number-columns-repeated="2"/>
          <table:table-cell table:style-name="ce38"/>
          <table:table-cell table:style-name="ce55" office:value-type="string">
            <text:p><text:span text:style-name="T2">*S </text:span><text:span text:style-name="T4">Reports</text:span></text:p>
          </table:table-cell>
          <table:table-cell table:style-name="ce81" office:value-type="string">
            <text:p><text:span text:style-name="T2">1</text:span><text:span text:style-name="T3"> Report Typ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Expenditure statements, Audit report,<text:span text:style-name="T3"> Co-finance Report, Inventory of Non-expendable equipment</text:span>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Progress report, Final/Terminal Report MOVE to M&amp;E section</text:p>
          </table:table-cell>
          <table:table-cell table:number-columns-repeated="244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81" office:value-type="string">
            <text:p><text:span text:style-name="T2">1 </text:span><text:span text:style-name="T3">Report Period</text:span></text:p>
          </table:table-cell>
          <table:table-cell table:style-name="ce70"/>
          <table:table-cell table:style-name="ce96" office:value-type="string">
            <text:p>DATE <text:span text:style-name="T3">field</text:span></text:p>
          </table:table-cell>
          <table:table-cell table:style-name="ce96" office:value-type="string">
            <text:p>Dates (FROM-TO)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38"/>
          <table:table-cell table:style-name="ce55"/>
          <table:table-cell table:style-name="ce81" office:value-type="string">
            <text:p><text:span text:style-name="T2">1 </text:span><text:span text:style-name="T3">Report received Date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office:value-type="string">
            <text:p>*Sandeep</text:p>
          </table:table-cell>
          <table:table-cell office:value-type="string">
            <text:p>ExecAgency</text:p>
          </table:table-cell>
          <table:table-cell table:style-name="ce38"/>
          <table:table-cell table:style-name="ce55" office:value-type="string">
            <text:p><text:span text:style-name="T2">1SF </text:span><text:span text:style-name="T3">Lead Executing Agency</text:span></text:p>
          </table:table-cell>
          <table:table-cell table:style-name="ce70"/>
          <table:table-cell table:style-name="ce84"/>
          <table:table-cell table:style-name="ce84" office:value-type="string">
            <text:p>Select List</text:p>
          </table:table-cell>
          <table:table-cell table:style-name="ce96" office:value-type="string">
            <text:p>Sub-database that allows user to add new data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/>
          <table:table-cell/>
          <table:table-cell table:style-name="ce38"/>
          <table:table-cell table:style-name="ce55" office:value-type="string">
            <text:p><text:span text:style-name="T2">*S </text:span><text:span text:style-name="T3">Other PROJECT Executing PARTNERS</text:span></text:p>
          </table:table-cell>
          <table:table-cell table:style-name="ce70"/>
          <table:table-cell table:style-name="ce84"/>
          <table:table-cell table:style-name="ce84" office:value-type="string">
            <text:p>Multi Select List</text:p>
          </table:table-cell>
          <table:table-cell table:style-name="ce96" office:value-type="string">
            <text:p>Sub-database that allows user to add new data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office:value-type="string">
            <text:p>Sandeep</text:p>
          </table:table-cell>
          <table:table-cell office:value-type="string">
            <text:p>FullName - FMO</text:p>
          </table:table-cell>
          <table:table-cell table:style-name="ce38"/>
          <table:table-cell table:style-name="ce55" office:value-type="string">
            <text:p><text:span text:style-name="T2">*F </text:span><text:span text:style-name="T4">Fund Management Officer (FMO)</text:span></text:p>
          </table:table-cell>
          <table:table-cell table:style-name="ce81" office:value-type="string">
            <text:p><text:span text:style-name="T2">1</text:span><text:span text:style-name="T3"> Fir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First name of the Fund Management Officer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/>
          <table:table-cell/>
          <table:table-cell table:style-name="ce38"/>
          <table:table-cell table:style-name="ce55"/>
          <table:table-cell table:style-name="ce81" office:value-type="string">
            <text:p><text:span text:style-name="T2">1 </text:span><text:span text:style-name="T3">Last Nam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Last name of the Fund Management Officer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8"/>
          <table:table-cell table:style-name="ce55"/>
          <table:table-cell table:style-name="ce81" office:value-type="string">
            <text:p><text:span text:style-name="T2">1 </text:span><text:span text:style-name="T3">Email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Email address of the Fund Management Officer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 </text:span><text:span text:style-name="T3">Implementing Agency Fee</text:span></text:p>
          </table:table-cell>
          <table:table-cell table:style-name="ce82" office:value-type="string">
            <text:p>MOVE TO FMI</text:p>
          </table:table-cell>
          <table:table-cell table:style-name="ce84"/>
          <table:table-cell table:style-name="ce84" office:value-type="string">
            <text:p>Numeric field</text:p>
          </table:table-cell>
          <table:table-cell table:style-name="ce105" office:value-type="string">
            <text:p>Total <text:s/>approved fee</text:p>
          </table:table-cell>
          <table:table-cell table:style-name="ce111" office:value-type="string">
            <text:p>Neil</text:p>
          </table:table-cell>
          <table:table-cell table:style-name="ce125"/>
          <table:table-cell table:style-name="ce33"/>
          <table:table-cell office:value-type="string">
            <text:p>MOVE TO Financial Management Information</text:p>
          </table:table-cell>
          <table:table-cell table:number-columns-repeated="244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 </text:span><text:span text:style-name="T3">UNEP IA Fee</text:span></text:p>
          </table:table-cell>
          <table:table-cell table:style-name="ce82" office:value-type="string">
            <text:p>MOVE TO FMI</text:p>
          </table:table-cell>
          <table:table-cell table:style-name="ce84"/>
          <table:table-cell table:style-name="ce84" office:value-type="string">
            <text:p>Numeric field</text:p>
          </table:table-cell>
          <table:table-cell table:style-name="ce103" office:value-type="string">
            <text:p>Fee approved for UNEP</text:p>
          </table:table-cell>
          <table:table-cell table:style-name="ce111"/>
          <table:table-cell table:style-name="ce125"/>
          <table:table-cell table:style-name="ce33"/>
          <table:table-cell office:value-type="string">
            <text:p>MOVE TO Financial Management Information</text:p>
          </table:table-cell>
          <table:table-cell table:number-columns-repeated="244"/>
        </table:table-row>
        <table:table-row table:style-name="ro2">
          <table:table-cell table:style-name="ce5" office:value-type="string">
            <text:p>*Sandeep</text:p>
          </table:table-cell>
          <table:table-cell table:style-name="ce5" office:value-type="string">
            <text:p>AccountCode</text:p>
          </table:table-cell>
          <table:table-cell table:style-name="ce38"/>
          <table:table-cell table:style-name="ce55" office:value-type="string">
            <text:p><text:span text:style-name="T2">1 </text:span><text:span text:style-name="T3">Account Code</text:span></text:p>
          </table:table-cell>
          <table:table-cell table:style-name="ce70"/>
          <table:table-cell table:style-name="ce84"/>
          <table:table-cell table:style-name="ce84" office:value-type="string">
            <text:p>Text/<text:span text:style-name="T3">Numeric field</text:span></text:p>
          </table:table-cell>
          <table:table-cell table:style-name="ce103" office:value-type="string">
            <text:p>Only for sub projects</text:p>
          </table:table-cell>
          <table:table-cell table:style-name="ce111" office:value-type="string">
            <text:p>FMO</text:p>
          </table:table-cell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38"/>
          <table:table-cell table:style-name="ce60" office:value-type="string">
            <text:p><text:span text:style-name="T2">* </text:span><text:span text:style-name="T3">Project Financial Status - Remarks</text:span></text:p>
          </table:table-cell>
          <table:table-cell table:style-name="ce26"/>
          <table:table-cell/>
          <table:table-cell table:style-name="ce26" office:value-type="string">
            <text:p>Memo field</text:p>
          </table:table-cell>
          <table:table-cell table:style-name="ce16"/>
          <table:table-cell table:style-name="ce113" office:value-type="string">
            <text:p>FMO</text:p>
          </table:table-cell>
          <table:table-cell table:style-name="ce127"/>
          <table:table-cell table:style-name="ce142"/>
          <table:table-cell table:number-columns-repeated="245"/>
        </table:table-row>
        <table:table-row table:style-name="ro11">
          <table:table-cell table:style-name="ce15" table:number-columns-repeated="2"/>
          <table:table-cell table:style-name="ce39"/>
          <table:table-cell table:style-name="ce61"/>
          <table:table-cell table:style-name="ce83"/>
          <table:table-cell table:style-name="ce95"/>
          <table:table-cell table:style-name="ce83"/>
          <table:table-cell table:style-name="ce99"/>
          <table:table-cell table:style-name="ce119"/>
          <table:table-cell table:style-name="ce133"/>
          <table:table-cell table:style-name="ce145"/>
          <table:table-cell table:style-name="ce95" table:number-columns-repeated="240"/>
          <table:table-cell table:style-name="ce159" table:number-columns-repeated="5"/>
        </table:table-row>
        <table:table-row table:style-name="ro1">
          <table:table-cell table:style-name="ce5" table:number-columns-repeated="2"/>
          <table:table-cell table:style-name="ce38"/>
          <table:table-cell table:style-name="ce60"/>
          <table:table-cell table:style-name="ce26"/>
          <table:table-cell/>
          <table:table-cell table:style-name="ce26"/>
          <table:table-cell table:style-name="ce16"/>
          <table:table-cell table:style-name="ce120"/>
          <table:table-cell table:style-name="ce127"/>
          <table:table-cell table:style-name="ce142"/>
          <table:table-cell table:number-columns-repeated="245"/>
        </table:table-row>
        <table:table-row table:style-name="ro3">
          <table:table-cell table:style-name="ce5" table:number-columns-repeated="2"/>
          <table:table-cell table:style-name="ce40" office:value-type="string">
            <text:p>Milestone Dates</text:p>
          </table:table-cell>
          <table:table-cell table:style-name="ce62" office:value-type="string">
            <text:p><text:span text:style-name="T2">1</text:span><text:span text:style-name="T3"> PROJECT CYCLE STAGE</text:span></text:p>
          </table:table-cell>
          <table:table-cell table:style-name="ce70"/>
          <table:table-cell table:style-name="ce84"/>
          <table:table-cell table:style-name="ce84" office:value-type="string">
            <text:p>Select list</text:p>
          </table:table-cell>
          <table:table-cell table:style-name="ce84" office:value-type="string">
            <text:p>PIF, Concept, PDFA, PDFB, EA, MSP, FSP, Phase, Tranche, Add-On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12">
          <table:table-cell table:style-name="ce5" table:number-columns-repeated="2"/>
          <table:table-cell table:style-name="ce40"/>
          <table:table-cell table:style-name="ce62" office:value-type="string">
            <text:p><text:span text:style-name="T2">*F </text:span><text:span text:style-name="T3">Milestone Name</text:span></text:p>
          </table:table-cell>
          <table:table-cell table:style-name="ce70"/>
          <table:table-cell table:style-name="ce84"/>
          <table:table-cell table:style-name="ce96" office:value-type="string">
            <text:p>Select list. AND Check box</text:p>
          </table:table-cell>
          <table:table-cell table:style-name="ce108" office:value-type="string">
            <text:p>A: Project Process and Review Dates</text:p>
            <text:p>-Receipt of project proposal from proponent</text:p>
            <text:p>-Review by Focal Area Task Force</text:p>
            <text:p>-DROC Review</text:p>
            <text:p>-UNEP SMG Review</text:p>
            <text:p>-UNEP/DGEF PCC Review</text:p>
            <text:p>-Submission to GEF Secretariat</text:p>
            <text:p>-GEF Secretariat Review Sheet received</text:p>
            <text:p>-Bilateral review meeting held</text:p>
            <text:p>-Circulation to Council for Work Program Entry</text:p>
            <text:p>-Circulation to Council for prior CEO Endorsement (FSP)</text:p>
            <text:p>-Circulation to Council for prior CEO Approval (MSP)</text:p>
            <text:p/>
          </table:table-cell>
          <table:table-cell table:style-name="ce111"/>
          <table:table-cell table:style-name="ce125"/>
          <table:table-cell table:style-name="ce33"/>
          <table:table-cell office:value-type="string">
            <text:p>For each of the above fields there should be Check Boxes (or a drop down menu – whatever is easier) with the following options:</text:p>
            <text:p>-Recommended for approval </text:p>
            <text:p>-Deferred to </text:p>
            <text:p>-Rejected </text:p>
            <text:p>-Revision required </text:p>
            <text:p>-Recommended for approval subject to agreed revisions</text:p>
            <text:p/>
          </table:table-cell>
          <table:table-cell table:number-columns-repeated="244"/>
        </table:table-row>
        <table:table-row table:style-name="ro4">
          <table:table-cell table:style-name="ce5" table:number-columns-repeated="2"/>
          <table:table-cell table:style-name="ce40"/>
          <table:table-cell table:style-name="ce62"/>
          <table:table-cell table:style-name="ce84" table:number-columns-repeated="2"/>
          <table:table-cell table:style-name="ce96" office:value-type="string">
            <text:p>Multiple entry boxes and Date field</text:p>
          </table:table-cell>
          <table:table-cell table:style-name="ce108" office:value-type="string">
            <text:p>B. National Focal Point Endorsements (by country)</text:p>
            <text:p>-National GEF Focal Point endorsement</text:p>
            <text:p>-Date of endorsement <text:s/></text:p>
            <text:p/>
          </table:table-cell>
          <table:table-cell table:style-name="ce111"/>
          <table:table-cell table:style-name="ce125"/>
          <table:table-cell table:style-name="ce33"/>
          <table:table-cell office:value-type="string">
            <text:p>NOTE:</text:p>
            <text:p>-There should be multiple boxes as each country will be entered separately</text:p>
            <text:p>-Each country entry should have a Date box</text:p>
          </table:table-cell>
          <table:table-cell table:number-columns-repeated="244"/>
        </table:table-row>
        <table:table-row table:style-name="ro12">
          <table:table-cell table:style-name="ce5" table:number-columns-repeated="2"/>
          <table:table-cell table:style-name="ce40"/>
          <table:table-cell table:style-name="ce62"/>
          <table:table-cell table:number-columns-repeated="2"/>
          <table:table-cell table:style-name="ce26" office:value-type="string">
            <text:p>Select list and DATE field</text:p>
          </table:table-cell>
          <table:table-cell table:style-name="ce109" office:value-type="string">
            <text:p>C. Project Approval, Initiation and Closure Dates</text:p>
            <text:p>-Pipeline entry date (approval by CEO to GEF pipeline)</text:p>
            <text:p>-CEO approval (PDFB or MSP or EEA and now PDFA and PIF)</text:p>
            <text:p>-Council approval date (Work Program Entry)</text:p>
            <text:p>-CEO endorsement (for FSP),</text:p>
            <text:p>-UNEP approval</text:p>
            <text:p>-First disbursement (date)</text:p>
            <text:p>-Project Coordinator Entry on Duty (date)</text:p>
            <text:p>-Project completion (date of Completion Revision) </text:p>
            <text:p>-Financial closure</text:p>
            <text:p>-Withdrawal</text:p>
            <text:p>-Cancellation</text:p>
            <text:p/>
          </table:table-cell>
          <table:table-cell table:style-name="ce111"/>
          <table:table-cell table:style-name="ce125"/>
          <table:table-cell table:style-name="ce33"/>
          <table:table-cell office:value-type="string">
            <text:p>NOTE:</text:p>
            <text:p>-For each field there is a DATE to be filled in.</text:p>
          </table:table-cell>
          <table:table-cell table:number-columns-repeated="244"/>
        </table:table-row>
        <table:table-row table:style-name="ro1">
          <table:table-cell table:style-name="ce5" table:number-columns-repeated="2"/>
          <table:table-cell table:style-name="ce40"/>
          <table:table-cell table:style-name="ce62" office:value-type="string">
            <text:p><text:span text:style-name="T2">1</text:span><text:span text:style-name="T3"> Date</text:span></text:p>
          </table:table-cell>
          <table:table-cell table:style-name="ce70"/>
          <table:table-cell table:style-name="ce84"/>
          <table:table-cell table:style-name="ce84" office:value-type="string">
            <text:p>Date field</text:p>
          </table:table-cell>
          <table:table-cell table:style-name="ce84" office:value-type="string">
            <text:p>Date of the particular milestone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 table:style-name="ce40"/>
          <table:table-cell table:style-name="ce62" office:value-type="string">
            <text:p><text:span text:style-name="T2">1</text:span><text:span text:style-name="T3"> Remark</text:span></text:p>
          </table:table-cell>
          <table:table-cell table:style-name="ce70"/>
          <table:table-cell table:style-name="ce84"/>
          <table:table-cell table:style-name="ce84" office:value-type="string">
            <text:p>Memo field</text:p>
          </table:table-cell>
          <table:table-cell table:style-name="ce84" office:value-type="string">
            <text:p>To track changes related to status change of the project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5">
          <table:table-cell table:style-name="ce5"/>
          <table:table-cell/>
          <table:table-cell table:style-name="ce41" office:value-type="string">
            <text:p>Related Documents</text:p>
          </table:table-cell>
          <table:table-cell table:style-name="ce63" office:value-type="string">
            <text:p>Documents - in Overview section</text:p>
          </table:table-cell>
          <table:table-cell table:style-name="ce70"/>
          <table:table-cell table:style-name="ce84"/>
          <table:table-cell table:style-name="ce84" office:value-type="string">
            <text:p>Document</text:p>
          </table:table-cell>
          <table:table-cell table:style-name="ce84" office:value-type="string">
            <text:p>Documents such as Project Brief, ProDocs will be uploaded to the site and related to the project using keywords. For internal use only.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1">
          <table:table-cell table:style-name="ce5"/>
          <table:table-cell/>
          <table:table-cell table:style-name="ce41"/>
          <table:table-cell table:style-name="ce63"/>
          <table:table-cell table:style-name="ce70"/>
          <table:table-cell table:style-name="ce84" table:number-columns-repeated="3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16"/>
          <table:table-cell table:style-name="ce26"/>
          <table:table-cell table:style-name="ce42" office:value-type="string">
            <text:p>NEW M&amp;E SECTION</text:p>
          </table:table-cell>
          <table:table-cell table:style-name="ce26" table:number-columns-repeated="6"/>
          <table:table-cell table:style-name="ce122"/>
          <table:table-cell table:style-name="ce139"/>
          <table:table-cell table:number-columns-repeated="2"/>
          <table:table-cell table:style-name="ce26" table:number-columns-repeated="238"/>
          <table:table-cell table:number-columns-repeated="5"/>
        </table:table-row>
        <table:table-row table:style-name="ro2">
          <table:table-cell table:style-name="ce17" office:value-type="string">
            <text:p>Data Source</text:p>
          </table:table-cell>
          <table:table-cell table:style-name="ce17" office:value-type="string">
            <text:p>Field Name</text:p>
          </table:table-cell>
          <table:table-cell table:style-name="ce43" office:value-type="string">
            <text:p>Field Name</text:p>
          </table:table-cell>
          <table:table-cell table:style-name="ce17" office:value-type="string">
            <text:p>Field Name</text:p>
          </table:table-cell>
          <table:table-cell table:style-name="ce17" table:number-columns-repeated="2"/>
          <table:table-cell table:style-name="ce17" office:value-type="string">
            <text:p>Type of Field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Person Responsible</text:p>
          </table:table-cell>
          <table:table-cell table:style-name="ce134"/>
          <table:table-cell table:style-name="ce43"/>
          <table:table-cell table:style-name="ce151" office:value-type="string">
            <text:p>NOTES</text:p>
          </table:table-cell>
          <table:table-cell table:style-name="ce152" table:number-columns-repeated="239"/>
          <table:table-cell table:number-columns-repeated="5"/>
        </table:table-row>
        <table:table-row table:style-name="ro5">
          <table:table-cell table:style-name="ce18"/>
          <table:table-cell table:style-name="ce27" office:value-type="string">
            <text:p>1. Information for planning evaluation work</text:p>
          </table:table-cell>
          <table:table-cell table:style-name="ce44"/>
          <table:table-cell table:style-name="ce18" table:number-columns-repeated="6"/>
          <table:table-cell table:style-name="ce135"/>
          <table:table-cell table:style-name="ce44"/>
          <table:table-cell table:style-name="ce18" table:number-columns-repeated="240"/>
          <table:table-cell table:number-columns-repeated="5"/>
        </table:table-row>
        <table:table-row table:style-name="ro2">
          <table:table-cell table:style-name="ce5"/>
          <table:table-cell/>
          <table:table-cell table:style-name="ce34"/>
          <table:table-cell table:style-name="ce50" office:value-type="string">
            <text:p><text:span text:style-name="T2">1 </text:span><text:span text:style-name="T4">Mid-Term Review</text:span></text:p>
          </table:table-cell>
          <table:table-cell table:style-name="ce85" office:value-type="string">
            <text:p><text:span text:style-name="T2">1 </text:span><text:span text:style-name="T3">Review Report Date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105" office:value-type="string">
            <text:p>Date the mid term review was held.</text:p>
          </table:table-cell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2">
          <table:table-cell table:style-name="ce5"/>
          <table:table-cell/>
          <table:table-cell table:style-name="ce34"/>
          <table:table-cell table:style-name="ce50"/>
          <table:table-cell table:style-name="ce85" office:value-type="string">
            <text:p><text:span text:style-name="T2">1 </text:span><text:span text:style-name="T3">Name of Consultant(s)</text:span></text:p>
          </table:table-cell>
          <table:table-cell table:style-name="ce70"/>
          <table:table-cell table:style-name="ce98" office:value-type="string">
            <text:p>Text field</text:p>
          </table:table-cell>
          <table:table-cell table:style-name="ce105"/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2">
          <table:table-cell table:style-name="ce5"/>
          <table:table-cell/>
          <table:table-cell table:style-name="ce34"/>
          <table:table-cell table:style-name="ce50"/>
          <table:table-cell table:style-name="ce85" office:value-type="string">
            <text:p><text:span text:style-name="T2">1 </text:span><text:span text:style-name="T3">Review Date (Planned)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105"/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2">
          <table:table-cell table:style-name="ce5"/>
          <table:table-cell/>
          <table:table-cell table:style-name="ce34"/>
          <table:table-cell table:style-name="ce50"/>
          <table:table-cell table:style-name="ce85" office:value-type="string">
            <text:p><text:span text:style-name="T2">1 </text:span><text:span text:style-name="T3">Review Date (Actual)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/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2">
          <table:table-cell table:style-name="ce5" table:number-columns-repeated="2"/>
          <table:table-cell table:style-name="ce34"/>
          <table:table-cell table:style-name="ce50" office:value-type="string">
            <text:p><text:span text:style-name="T2">1 </text:span><text:span text:style-name="T4">Terminal Evaluation</text:span></text:p>
          </table:table-cell>
          <table:table-cell table:style-name="ce86" office:value-type="string">
            <text:p><text:span text:style-name="T2">1</text:span><text:span text:style-name="T3"> Evaluation Report Dat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Date the terminal evaluation was held.</text:p>
          </table:table-cell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2">
          <table:table-cell table:style-name="ce5" table:number-columns-repeated="2"/>
          <table:table-cell table:style-name="ce34"/>
          <table:table-cell table:style-name="ce50"/>
          <table:table-cell table:style-name="ce86" office:value-type="string">
            <text:p><text:span text:style-name="T2">1 </text:span><text:span text:style-name="T3">Name of Evaluator(s)</text:span></text:p>
          </table:table-cell>
          <table:table-cell table:style-name="ce70"/>
          <table:table-cell table:style-name="ce98" office:value-type="string">
            <text:p>Text field</text:p>
          </table:table-cell>
          <table:table-cell table:style-name="ce84"/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3">
          <table:table-cell table:style-name="ce5" table:number-columns-repeated="2"/>
          <table:table-cell table:style-name="ce34"/>
          <table:table-cell table:style-name="ce50"/>
          <table:table-cell table:style-name="ce86" office:value-type="string">
            <text:p><text:span text:style-name="T2">1 </text:span><text:span text:style-name="T3">Evaluation Date (Planned)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/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2">
          <table:table-cell table:style-name="ce5"/>
          <table:table-cell/>
          <table:table-cell table:style-name="ce34"/>
          <table:table-cell table:style-name="ce50"/>
          <table:table-cell table:style-name="ce87" office:value-type="string">
            <text:p><text:span text:style-name="T5">1 </text:span><text:span text:style-name="T3">Evaluation Date(Actual)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/>
          <table:table-cell table:style-name="ce111" office:value-type="string">
            <text:p>Carmen</text:p>
          </table:table-cell>
          <table:table-cell table:style-name="ce125"/>
          <table:table-cell table:style-name="ce33"/>
          <table:table-cell office:value-type="string">
            <text:p>MOVE TO new M&amp;E section</text:p>
          </table:table-cell>
          <table:table-cell table:number-columns-repeated="244"/>
        </table:table-row>
        <table:table-row table:style-name="ro1">
          <table:table-cell table:style-name="ce19" table:number-columns-repeated="2"/>
          <table:table-cell table:style-name="ce45"/>
          <table:table-cell table:style-name="ce19" table:number-columns-repeated="6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Project title: </text:p>
          </table:table-cell>
          <table:table-cell table:style-name="ce88"/>
          <table:table-cell table:style-name="ce19"/>
          <table:table-cell table:style-name="ce19" office:value-type="string">
            <text:p>Text field</text:p>
          </table:table-cell>
          <table:table-cell table:style-name="ce19" office:value-type="string">
            <text:p>Default from Project Cor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Project IMIS number: </text:p>
          </table:table-cell>
          <table:table-cell table:style-name="ce88"/>
          <table:table-cell table:style-name="ce19"/>
          <table:table-cell table:style-name="ce19" office:value-type="string">
            <text:p>Text field</text:p>
          </table:table-cell>
          <table:table-cell table:style-name="ce19" office:value-type="string">
            <text:p>Default from FMI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Task Manager: </text:p>
          </table:table-cell>
          <table:table-cell table:style-name="ce88"/>
          <table:table-cell table:style-name="ce19"/>
          <table:table-cell table:style-name="ce19" office:value-type="string">
            <text:p>Text field</text:p>
          </table:table-cell>
          <table:table-cell table:style-name="ce19" office:value-type="string">
            <text:p>Default from Project Cor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FMO:</text:p>
          </table:table-cell>
          <table:table-cell table:style-name="ce88"/>
          <table:table-cell table:style-name="ce19"/>
          <table:table-cell table:style-name="ce19" office:value-type="string">
            <text:p>Text field</text:p>
          </table:table-cell>
          <table:table-cell table:style-name="ce19" office:value-type="string">
            <text:p>Default from FMI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CEO approval:</text:p>
          </table:table-cell>
          <table:table-cell table:style-name="ce88"/>
          <table:table-cell table:style-name="ce19"/>
          <table:table-cell table:style-name="ce19" office:value-type="string">
            <text:p>DD/MM/YY</text:p>
          </table:table-cell>
          <table:table-cell table:style-name="ce19" office:value-type="string">
            <text:p>Default from Mileston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CEO endorsement:</text:p>
          </table:table-cell>
          <table:table-cell table:style-name="ce88"/>
          <table:table-cell table:style-name="ce19"/>
          <table:table-cell table:style-name="ce19" office:value-type="string">
            <text:p>DD/MM/YY</text:p>
          </table:table-cell>
          <table:table-cell table:style-name="ce19" office:value-type="string">
            <text:p>Default from Mileston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First disbursement</text:p>
          </table:table-cell>
          <table:table-cell table:style-name="ce88"/>
          <table:table-cell table:style-name="ce19"/>
          <table:table-cell table:style-name="ce19" office:value-type="string">
            <text:p>Date field</text:p>
          </table:table-cell>
          <table:table-cell table:style-name="ce19" office:value-type="string">
            <text:p>Default from Mileston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Planned completion (Revised date) </text:p>
          </table:table-cell>
          <table:table-cell table:style-name="ce88"/>
          <table:table-cell table:style-name="ce19"/>
          <table:table-cell table:style-name="ce19" office:value-type="string">
            <text:p>Date field</text:p>
          </table:table-cell>
          <table:table-cell table:style-name="ce19" office:value-type="string">
            <text:p>Default from FMI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Completion date: </text:p>
          </table:table-cell>
          <table:table-cell table:style-name="ce88"/>
          <table:table-cell table:style-name="ce19"/>
          <table:table-cell table:style-name="ce19" office:value-type="string">
            <text:p>Date field</text:p>
          </table:table-cell>
          <table:table-cell table:style-name="ce19" office:value-type="string">
            <text:p>Default from Mileston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Financial closure</text:p>
          </table:table-cell>
          <table:table-cell table:style-name="ce88"/>
          <table:table-cell table:style-name="ce19"/>
          <table:table-cell table:style-name="ce19" office:value-type="string">
            <text:p>Date field</text:p>
          </table:table-cell>
          <table:table-cell table:style-name="ce19" office:value-type="string">
            <text:p>Default from Milestone data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Joint Evaluation</text:p>
          </table:table-cell>
          <table:table-cell table:style-name="ce88"/>
          <table:table-cell table:style-name="ce19"/>
          <table:table-cell table:style-name="ce19" office:value-type="string">
            <text:p>Check box</text:p>
          </table:table-cell>
          <table:table-cell table:style-name="ce19" office:value-type="string">
            <text:p>Yes or No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7">
          <table:table-cell table:style-name="ce19" table:number-columns-repeated="2"/>
          <table:table-cell table:style-name="ce45"/>
          <table:table-cell table:style-name="ce64" office:value-type="string">
            <text:p>GEF Agency</text:p>
          </table:table-cell>
          <table:table-cell table:style-name="ce88"/>
          <table:table-cell table:style-name="ce19"/>
          <table:table-cell table:style-name="ce19" office:value-type="string">
            <text:p>Select list</text:p>
          </table:table-cell>
          <table:table-cell table:style-name="ce110" office:value-type="string">
            <text:p>African Development Bank, Asian Development Bank, European Bank for Reconstruction and Development, Food and Agriculture Organization, Inter-American Development Bank, International Fund for Agriculture and Development, United Nations Development Programme, United Nations Environment Programme, World Bank, United Nations Industrial Development Organization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4" office:value-type="string">
            <text:p>Other Agency</text:p>
          </table:table-cell>
          <table:table-cell table:style-name="ce88"/>
          <table:table-cell table:style-name="ce19"/>
          <table:table-cell table:style-name="ce19" office:value-type="string">
            <text:p>Text box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4" office:value-type="string">
            <text:p>Joint evaluation Agency contact name</text:p>
          </table:table-cell>
          <table:table-cell table:style-name="ce88"/>
          <table:table-cell table:style-name="ce19"/>
          <table:table-cell table:style-name="ce19" office:value-type="string">
            <text:p>Text box</text:p>
          </table:table-cell>
          <table:table-cell table:style-name="ce19" office:value-type="string">
            <text:p>Name of evaluation Officer in the other Agency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4" office:value-type="string">
            <text:p>Joint evaluation Agency contact details</text:p>
          </table:table-cell>
          <table:table-cell table:style-name="ce88"/>
          <table:table-cell table:style-name="ce19"/>
          <table:table-cell table:style-name="ce19" office:value-type="string">
            <text:p>Memo box</text:p>
          </table:table-cell>
          <table:table-cell table:style-name="ce19" office:value-type="string">
            <text:p>Telephone, Fax numbers, email address, mailing address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Mid-Term Review planned</text:p>
          </table:table-cell>
          <table:table-cell table:style-name="ce89"/>
          <table:table-cell table:style-name="ce19"/>
          <table:table-cell table:style-name="ce19" office:value-type="string">
            <text:p>Checkbox </text:p>
          </table:table-cell>
          <table:table-cell table:style-name="ce19" office:value-type="string">
            <text:p>Yes and No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Mid-Term Review Budget</text:p>
          </table:table-cell>
          <table:table-cell table:style-name="ce89"/>
          <table:table-cell table:style-name="ce19"/>
          <table:table-cell table:style-name="ce19" office:value-type="string">
            <text:p>Numerical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Mid-Term Evaluation - planned </text:p>
          </table:table-cell>
          <table:table-cell table:style-name="ce88"/>
          <table:table-cell table:style-name="ce19"/>
          <table:table-cell table:style-name="ce19" office:value-type="string">
            <text:p>Checkbox </text:p>
          </table:table-cell>
          <table:table-cell table:style-name="ce19" office:value-type="string">
            <text:p>Yes and No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Mid-Term Evaluation Budget</text:p>
          </table:table-cell>
          <table:table-cell table:style-name="ce89"/>
          <table:table-cell table:style-name="ce19"/>
          <table:table-cell table:style-name="ce19" office:value-type="string">
            <text:p>Numerical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4" office:value-type="string">
            <text:p>Remarks on Source of Funds for MTR/MTE</text:p>
          </table:table-cell>
          <table:table-cell table:style-name="ce89"/>
          <table:table-cell table:style-name="ce19"/>
          <table:table-cell table:style-name="ce19" office:value-type="string">
            <text:p>Text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Actual cost: $</text:p>
          </table:table-cell>
          <table:table-cell table:style-name="ce88"/>
          <table:table-cell table:style-name="ce19"/>
          <table:table-cell table:style-name="ce19" office:value-type="string">
            <text:p>Numerical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Terminal Evaluation - planned </text:p>
          </table:table-cell>
          <table:table-cell table:style-name="ce88"/>
          <table:table-cell table:style-name="ce19"/>
          <table:table-cell table:style-name="ce19" office:value-type="string">
            <text:p>Date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4" office:value-type="string">
            <text:p>Terminal Evaluation Budget $: </text:p>
          </table:table-cell>
          <table:table-cell table:style-name="ce88"/>
          <table:table-cell table:style-name="ce19"/>
          <table:table-cell table:style-name="ce19" office:value-type="string">
            <text:p>Numerical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4" office:value-type="string">
            <text:p>Remarks on the Source of Funds for TE</text:p>
          </table:table-cell>
          <table:table-cell table:style-name="ce88"/>
          <table:table-cell table:style-name="ce19"/>
          <table:table-cell table:style-name="ce19" office:value-type="string">
            <text:p>Text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office:value-type="string">
            <text:p><text:s/></text:p>
          </table:table-cell>
          <table:table-cell table:style-name="ce19"/>
          <table:table-cell table:style-name="ce45"/>
          <table:table-cell table:style-name="ce64" office:value-type="string">
            <text:p>Actual cost:$</text:p>
          </table:table-cell>
          <table:table-cell table:style-name="ce88"/>
          <table:table-cell table:style-name="ce19"/>
          <table:table-cell table:style-name="ce19" office:value-type="string">
            <text:p>Numerical field</text:p>
          </table:table-cell>
          <table:table-cell table:style-name="ce19" table:number-columns-repeated="2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19" table:number-columns-repeated="6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4">
          <table:table-cell table:style-name="ce20"/>
          <table:table-cell table:style-name="ce28" office:value-type="string">
            <text:p>2. Tracking progress in implementing project evaluations (milestones)<text:span text:style-name="T1">:</text:span></text:p>
          </table:table-cell>
          <table:table-cell table:style-name="ce46"/>
          <table:table-cell table:style-name="ce20" table:number-columns-repeated="6"/>
          <table:table-cell table:style-name="ce137"/>
          <table:table-cell table:style-name="ce46"/>
          <table:table-cell table:style-name="ce20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19" table:number-columns-repeated="6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5" office:value-type="string">
            <text:p>Evaluation Type Milestone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Mid-term Review, Mid-term Evaluation, Terminal Evaluation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2">
          <table:table-cell table:style-name="ce19" table:number-columns-repeated="2"/>
          <table:table-cell table:style-name="ce45"/>
          <table:table-cell table:style-name="ce65" office:value-type="string">
            <text:p>M&amp;E Milestone Name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-Draft TOR </text:p>
            <text:p>-Agreed TOR </text:p>
            <text:p>-Collation of project information</text:p>
            <text:p>-Selection of evaluation consultant/team </text:p>
            <text:p>-Contract approval <text:s text:c="178"/>-Travel Approval</text:p>
            <text:p>-Draft report </text:p>
            <text:p>-Comments to the report </text:p>
            <text:p>-Final report </text:p>
            <text:p>-EOU quality assessment review </text:p>
            <text:p>-Submission to GEF EO </text:p>
            <text:p>-Submission to project partners </text:p>
            <text:p>-Assessment of consultants </text:p>
            <text:p>-Final payment </text:p>
            <text:p/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6" office:value-type="string">
            <text:p>Planned Date</text:p>
          </table:table-cell>
          <table:table-cell table:style-name="ce19" table:number-columns-repeated="2"/>
          <table:table-cell table:style-name="ce19" office:value-type="string">
            <text:p>Date field</text:p>
          </table:table-cell>
          <table:table-cell table:style-name="ce19" office:value-type="string">
            <text:p>Planned date for the particular milestone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6" office:value-type="string">
            <text:p>Actual Date</text:p>
          </table:table-cell>
          <table:table-cell table:style-name="ce19" table:number-columns-repeated="2"/>
          <table:table-cell table:style-name="ce19" office:value-type="string">
            <text:p>Date field</text:p>
          </table:table-cell>
          <table:table-cell table:style-name="ce19" office:value-type="string">
            <text:p>Actual date for the particular milestone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19" office:value-type="string">
            <text:p>Remarks</text:p>
          </table:table-cell>
          <table:table-cell table:style-name="ce19" table:number-columns-repeated="2"/>
          <table:table-cell table:style-name="ce19" office:value-type="string">
            <text:p>Memo field</text:p>
          </table:table-cell>
          <table:table-cell table:style-name="ce19" office:value-type="string">
            <text:p>To track changes related to evaluation planning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6">
          <table:table-cell table:style-name="ce20"/>
          <table:table-cell table:style-name="ce29" office:value-type="string">
            <text:p>3. Information on evaluators</text:p>
            <text:p/>
          </table:table-cell>
          <table:table-cell table:style-name="ce46"/>
          <table:table-cell table:style-name="ce20" table:number-columns-repeated="6"/>
          <table:table-cell table:style-name="ce137"/>
          <table:table-cell table:style-name="ce46"/>
          <table:table-cell table:style-name="ce20" table:number-columns-repeated="240"/>
          <table:table-cell table:number-columns-repeated="5"/>
        </table:table-row>
        <table:table-row table:style-name="ro13">
          <table:table-cell table:style-name="ce19" table:number-columns-repeated="2"/>
          <table:table-cell table:style-name="ce45"/>
          <table:table-cell table:style-name="ce19" office:value-type="string">
            <text:p>Name of evaluation team leader</text:p>
          </table:table-cell>
          <table:table-cell table:style-name="ce19" office:value-type="string">
            <text:p>First name, Last name, Email, Phone, Fax, Address, Remarks about work quality</text:p>
          </table:table-cell>
          <table:table-cell table:style-name="ce19"/>
          <table:table-cell table:style-name="ce19" office:value-type="string">
            <text:p>Select list</text:p>
          </table:table-cell>
          <table:table-cell table:style-name="ce19" office:value-type="string">
            <text:p>sub-database which allows you to Enter/Add new names and contact information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3">
          <table:table-cell table:style-name="ce19" table:number-columns-repeated="2"/>
          <table:table-cell table:style-name="ce45"/>
          <table:table-cell table:style-name="ce65" office:value-type="string">
            <text:p>*<text:span text:style-name="T3">Names of other evaluation team members </text:span></text:p>
          </table:table-cell>
          <table:table-cell table:style-name="ce19" office:value-type="string">
            <text:p>First name, Last name, Email, Phone, Fax, Address, Remarks about work quality</text:p>
          </table:table-cell>
          <table:table-cell table:style-name="ce19"/>
          <table:table-cell table:style-name="ce19" office:value-type="string">
            <text:p>Select list</text:p>
          </table:table-cell>
          <table:table-cell table:style-name="ce19" office:value-type="string">
            <text:p>sub-database which allows you to Enter/Add new names and contact information. 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20"/>
          <table:table-cell table:style-name="ce29" office:value-type="string">
            <text:p>4. Rating tracking system</text:p>
          </table:table-cell>
          <table:table-cell table:style-name="ce46"/>
          <table:table-cell table:style-name="ce20" table:number-columns-repeated="6"/>
          <table:table-cell table:style-name="ce137"/>
          <table:table-cell table:style-name="ce46"/>
          <table:table-cell table:style-name="ce20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19" office:value-type="string">
            <text:p>*PIR Rating category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Implementation progress, Achievement of results, Implementation of M&amp;E</text:p>
          </table:table-cell>
          <table:table-cell table:style-name="ce19"/>
          <table:table-cell table:style-name="ce136"/>
          <table:table-cell table:style-name="ce45"/>
          <table:table-cell table:style-name="ce19" office:value-type="string">
            <text:p>Each rating category should be rated using the ratings in row below</text:p>
          </table:table-cell>
          <table:table-cell table:style-name="ce19" table:number-columns-repeated="239"/>
          <table:table-cell table:number-columns-repeated="5"/>
        </table:table-row>
        <table:table-row table:style-name="ro4">
          <table:table-cell table:style-name="ce19" table:number-columns-repeated="2"/>
          <table:table-cell table:style-name="ce45"/>
          <table:table-cell table:style-name="ce66" office:value-type="string">
            <text:p>Rating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Highly satisfactory (HS), Satisfactory (S), Marginally Satisfactory (MS), Marginally Unsatisfactory (MU), Unsatisfactory (U), Highly Unsatisfactory (HU) 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6" office:value-type="string">
            <text:p>Fiscal Year</text:p>
          </table:table-cell>
          <table:table-cell table:style-name="ce19" table:number-columns-repeated="2"/>
          <table:table-cell table:style-name="ce19" office:value-type="string">
            <text:p>Text field</text:p>
          </table:table-cell>
          <table:table-cell table:style-name="ce19" office:value-type="string">
            <text:p>e..g <text:s/>FY06</text:p>
          </table:table-cell>
          <table:table-cell table:style-name="ce19"/>
          <table:table-cell table:style-name="ce136"/>
          <table:table-cell table:style-name="ce45"/>
          <table:table-cell table:style-name="ce19" office:value-type="string">
            <text:p>The FY refers to the date of the PIR</text:p>
          </table:table-cell>
          <table:table-cell table:style-name="ce19" table:number-columns-repeated="239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19" office:value-type="string">
            <text:p>Project risk rating at Inception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Low risk (L), Modest risk (M), Substantial risk (S), High risk (H), To be determined (tbd)</text:p>
          </table:table-cell>
          <table:table-cell table:style-name="ce19" office:value-type="string">
            <text:p>TM</text:p>
          </table:table-cell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6" office:value-type="string">
            <text:p>Project-at-risk self-ratings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PIR rating by Project Manager, PIR Rating by Task Manager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19" office:value-type="string">
            <text:p>Project risk rating for each PIR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Low risk (L), Modest risk (M), Substantial risk (S), High risk (H), To be determined (tbd)</text:p>
          </table:table-cell>
          <table:table-cell table:style-name="ce19" office:value-type="string">
            <text:p>TM</text:p>
          </table:table-cell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">
          <table:table-cell table:style-name="ce19" table:number-columns-repeated="2"/>
          <table:table-cell table:style-name="ce45"/>
          <table:table-cell table:style-name="ce66" office:value-type="string">
            <text:p>Fiscal Year</text:p>
          </table:table-cell>
          <table:table-cell table:style-name="ce19" table:number-columns-repeated="2"/>
          <table:table-cell table:style-name="ce19" office:value-type="string">
            <text:p>Text field</text:p>
          </table:table-cell>
          <table:table-cell table:style-name="ce19" office:value-type="string">
            <text:p>e..g <text:s/>FY06</text:p>
          </table:table-cell>
          <table:table-cell table:style-name="ce19"/>
          <table:table-cell table:style-name="ce136"/>
          <table:table-cell table:style-name="ce45"/>
          <table:table-cell table:style-name="ce19" office:value-type="string">
            <text:p>The FY refers to the date of the PIR</text:p>
          </table:table-cell>
          <table:table-cell table:style-name="ce19" table:number-columns-repeated="239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6" office:value-type="string">
            <text:p>Cost overrun risk rating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Low risk (L), Modest risk (M), Substantial risk (S), High risk (H), To be determined (tbd)</text:p>
          </table:table-cell>
          <table:table-cell table:style-name="ce19" office:value-type="string">
            <text:p>PM</text:p>
          </table:table-cell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19" table:number-columns-repeated="2"/>
          <table:table-cell table:style-name="ce45"/>
          <table:table-cell table:style-name="ce66" office:value-type="string">
            <text:p>Revision number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Revision 1, Revision 2, Revision 3, Revision 4 … to Revision 10 <text:s/>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6">
          <table:table-cell table:style-name="ce19" table:number-columns-repeated="2"/>
          <table:table-cell table:style-name="ce45"/>
          <table:table-cell table:style-name="ce66" office:value-type="string">
            <text:p>Remarks</text:p>
          </table:table-cell>
          <table:table-cell table:style-name="ce19" table:number-columns-repeated="2"/>
          <table:table-cell table:style-name="ce19" office:value-type="string">
            <text:p>Memo field</text:p>
          </table:table-cell>
          <table:table-cell table:style-name="ce19" office:value-type="string">
            <text:p>Refers to significant changes within specific budget lines as compared to the originally approved budget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7" office:value-type="string">
            <text:p>System risk rating (to be discussed with Sean)</text:p>
          </table:table-cell>
          <table:table-cell table:style-name="ce19" table:number-columns-repeated="2"/>
          <table:table-cell table:style-name="ce90" office:value-type="string">
            <text:p>Automated field</text:p>
          </table:table-cell>
          <table:table-cell table:style-name="ce19" office:value-type="string">
            <text:p>Low risk (L), Modest risk (M), Substantial risk (S), High risk (H), To be determined (tbd)</text:p>
          </table:table-cell>
          <table:table-cell table:style-name="ce90" office:value-type="string">
            <text:p>From other sections of DB</text:p>
          </table:table-cell>
          <table:table-cell table:style-name="ce138"/>
          <table:table-cell table:style-name="ce146"/>
          <table:table-cell table:style-name="ce19" office:value-type="string">
            <text:p>Possible options: Elapsed times, Rate of disbursement, and rate of expenditure, Revisions (project duration extensions, Reporting lag, etc</text:p>
          </table:table-cell>
          <table:table-cell table:style-name="ce19" table:number-columns-repeated="239"/>
          <table:table-cell table:number-columns-repeated="5"/>
        </table:table-row>
        <table:table-row table:style-name="ro7">
          <table:table-cell table:style-name="ce19" table:number-columns-repeated="2"/>
          <table:table-cell table:style-name="ce45"/>
          <table:table-cell table:style-name="ce68" office:value-type="string">
            <text:p>Consultant/MTE/ MTR rating elements 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-Project impacts</text:p>
            <text:p>-Project planned results/outcomes</text:p>
            <text:p>-Project outputs and activities</text:p>
            <text:p>-Cost-effectiveness</text:p>
            <text:p>-Project sustainability</text:p>
            <text:p>-Stakeholder participation</text:p>
            <text:p>-Country ownership</text:p>
            <text:p>-Implementation approach</text:p>
            <text:p>-Financial planning</text:p>
            <text:p>-Replicability</text:p>
            <text:p>-Monitoring and evaluation</text:p>
            <text:p>-Overall MTE/MTR rating</text:p>
            <text:p/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4">
          <table:table-cell table:style-name="ce19" table:number-columns-repeated="2"/>
          <table:table-cell table:style-name="ce45"/>
          <table:table-cell table:style-name="ce68" office:value-type="string">
            <text:p>Rating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Highly satisfactory (HS), Satisfactory (S), Marginally Satisfactory (MS), Marginally Unsatisfactory (MU), Unsatisfactory (U), Highly Unsatisfactory (HU) 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3">
          <table:table-cell table:style-name="ce19" table:number-columns-repeated="2"/>
          <table:table-cell table:style-name="ce45"/>
          <table:table-cell table:style-name="ce68" office:value-type="string">
            <text:p>Consultant/MTE/ MTR Risk Rating 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Low risk (L), Modest risk (M), Substantial risk (S), High risk (H), To be determined (tbd)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4">
          <table:table-cell table:style-name="ce19" table:number-columns-repeated="2"/>
          <table:table-cell table:style-name="ce45"/>
          <table:table-cell table:style-name="ce68" office:value-type="string">
            <text:p>Consultant TE rating elements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-Project impacts</text:p>
            <text:p>-Project planned results/outcomes</text:p>
            <text:p>-Project outputs and activities</text:p>
            <text:p>-Cost-effectiveness</text:p>
            <text:p>-Project sustainability</text:p>
            <text:p>-Stakeholder participation</text:p>
            <text:p>-Country ownership</text:p>
            <text:p>-Implementation approach</text:p>
            <text:p>-Financial planning</text:p>
            <text:p>-Replicability</text:p>
            <text:p>-Monitoring and evaluation</text:p>
            <text:p>-Overall TE rating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4">
          <table:table-cell table:style-name="ce19" table:number-columns-repeated="2"/>
          <table:table-cell table:style-name="ce45"/>
          <table:table-cell table:style-name="ce68" office:value-type="string">
            <text:p>Rating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Highly satisfactory (HS), Satisfactory (S), Marginally Satisfactory (MS), Marginally Unsatisfactory (MU), Unsatisfactory (U), Highly Unsatisfactory (HU) 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5">
          <table:table-cell table:style-name="ce19" table:number-columns-repeated="2"/>
          <table:table-cell table:style-name="ce45"/>
          <table:table-cell table:style-name="ce68" office:value-type="string">
            <text:p>EO rating elements</text:p>
          </table:table-cell>
          <table:table-cell table:style-name="ce90" office:value-type="string">
            <text:p>*To discuss with Sean</text:p>
          </table:table-cell>
          <table:table-cell table:style-name="ce19"/>
          <table:table-cell table:style-name="ce19" office:value-type="string">
            <text:p>Select list</text:p>
          </table:table-cell>
          <table:table-cell table:style-name="ce19" office:value-type="string">
            <text:p>• Project impacts</text:p>
            <text:p>• Project outcomes</text:p>
            <text:p>• Project sustainability</text:p>
            <text:p>• Quality of Terminal Evaluation report <text:s text:c="6"/></text:p>
            <text:p>• Monitoring and evaluation</text:p>
            <text:p>• Overall quality of terminal evaluation rating</text:p>
            <text:p/>
          </table:table-cell>
          <table:table-cell table:style-name="ce19"/>
          <table:table-cell table:style-name="ce136"/>
          <table:table-cell table:style-name="ce45"/>
          <table:table-cell table:style-name="ce19" office:value-type="string">
            <text:p>The option "Quality of Terminal Evaluation report should have a sub-field with a "select list" pull down menu with the following elements: <text:s text:c="33"/>• Assessment of outcomes and impacts</text:p>
            <text:p>• Internal consistency</text:p>
            <text:p>• Assessment of sustainability</text:p>
            <text:p>• Evidence for lessons learning</text:p>
            <text:p>• Project costs and co-financing</text:p>
            <text:p>• Assessment of project M&amp;E system</text:p>
          </table:table-cell>
          <table:table-cell table:style-name="ce19" table:number-columns-repeated="239"/>
          <table:table-cell table:number-columns-repeated="5"/>
        </table:table-row>
        <table:table-row table:style-name="ro4">
          <table:table-cell table:style-name="ce19" table:number-columns-repeated="2"/>
          <table:table-cell table:style-name="ce45"/>
          <table:table-cell table:style-name="ce68" office:value-type="string">
            <text:p>Rating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Highly satisfactory (HS), Satisfactory (S), Marginally Satisfactory (MS), Marginally Unsatisfactory (MU), Unsatisfactory (U), Highly Unsatisfactory (HU) 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15">
          <table:table-cell table:style-name="ce19" table:number-columns-repeated="2"/>
          <table:table-cell table:style-name="ce45"/>
          <table:table-cell table:style-name="ce68" office:value-type="string">
            <text:p>EOU rating elements</text:p>
          </table:table-cell>
          <table:table-cell table:style-name="ce90" office:value-type="string">
            <text:p>*To discuss with Sean</text:p>
          </table:table-cell>
          <table:table-cell table:style-name="ce19"/>
          <table:table-cell table:style-name="ce19" office:value-type="string">
            <text:p>Select list</text:p>
          </table:table-cell>
          <table:table-cell table:style-name="ce19" office:value-type="string">
            <text:p>• Project impacts</text:p>
            <text:p>• Project outcomes</text:p>
            <text:p>• Project sustainability</text:p>
            <text:p>• Quality of Terminal Evaluation report <text:s text:c="6"/></text:p>
            <text:p>• Monitoring and evaluation</text:p>
            <text:p>• Overall quality of terminal evaluation rating</text:p>
            <text:p/>
          </table:table-cell>
          <table:table-cell table:style-name="ce19"/>
          <table:table-cell table:style-name="ce136"/>
          <table:table-cell table:style-name="ce45"/>
          <table:table-cell table:style-name="ce19" office:value-type="string">
            <text:p>The option "Quality of Terminal Evaluation report should have a sub-field with a "select list" pull down menu with the following elements: <text:s text:c="33"/>• Assessment of outcomes and impacts</text:p>
            <text:p>• Internal consistency</text:p>
            <text:p>• Assessment of sustainability</text:p>
            <text:p>• Evidence for lessons learning</text:p>
            <text:p>• Project costs and co-financing</text:p>
            <text:p>• Assessment of project M&amp;E system</text:p>
          </table:table-cell>
          <table:table-cell table:style-name="ce19" table:number-columns-repeated="239"/>
          <table:table-cell table:number-columns-repeated="5"/>
        </table:table-row>
        <table:table-row table:style-name="ro4">
          <table:table-cell table:style-name="ce19" table:number-columns-repeated="2"/>
          <table:table-cell table:style-name="ce45"/>
          <table:table-cell table:style-name="ce68" office:value-type="string">
            <text:p>Rating</text:p>
          </table:table-cell>
          <table:table-cell table:style-name="ce19" table:number-columns-repeated="2"/>
          <table:table-cell table:style-name="ce19" office:value-type="string">
            <text:p>Select list</text:p>
          </table:table-cell>
          <table:table-cell table:style-name="ce19" office:value-type="string">
            <text:p>Highly satisfactory (HS), Satisfactory (S), Marginally Satisfactory (MS), Marginally Unsatisfactory (MU), Unsatisfactory (U), Highly Unsatisfactory (HU) </text:p>
          </table:table-cell>
          <table:table-cell table:style-name="ce19"/>
          <table:table-cell table:style-name="ce136"/>
          <table:table-cell table:style-name="ce45"/>
          <table:table-cell table:style-name="ce19" table:number-columns-repeated="240"/>
          <table:table-cell table:number-columns-repeated="5"/>
        </table:table-row>
        <table:table-row table:style-name="ro2">
          <table:table-cell table:style-name="ce5" table:number-columns-repeated="2"/>
          <table:table-cell/>
          <table:table-cell table:style-name="ce55" office:value-type="string">
            <text:p><text:span text:style-name="T2">*S </text:span><text:span text:style-name="T4">Substantive Reports</text:span></text:p>
          </table:table-cell>
          <table:table-cell table:style-name="ce81" office:value-type="string">
            <text:p><text:span text:style-name="T2">1</text:span><text:span text:style-name="T3"> Report Type</text:span></text:p>
          </table:table-cell>
          <table:table-cell table:style-name="ce70"/>
          <table:table-cell table:style-name="ce84" office:value-type="string">
            <text:p>Text field</text:p>
          </table:table-cell>
          <table:table-cell table:style-name="ce84" office:value-type="string">
            <text:p>Progress Report, PIR Report, Final Report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2">
          <table:table-cell table:style-name="ce5" table:number-columns-repeated="2"/>
          <table:table-cell/>
          <table:table-cell table:style-name="ce55"/>
          <table:table-cell table:style-name="ce81" office:value-type="string">
            <text:p><text:span text:style-name="T2">1 </text:span><text:span text:style-name="T3">Report Period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 office:value-type="string">
            <text:p>Dates (TO-FROM)</text:p>
          </table:table-cell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3">
          <table:table-cell table:style-name="ce5" table:number-columns-repeated="2"/>
          <table:table-cell/>
          <table:table-cell table:style-name="ce55"/>
          <table:table-cell table:style-name="ce81" office:value-type="string">
            <text:p><text:span text:style-name="T2">1 </text:span><text:span text:style-name="T3">Report received Date</text:span></text:p>
          </table:table-cell>
          <table:table-cell table:style-name="ce70"/>
          <table:table-cell table:style-name="ce84" office:value-type="string">
            <text:p>Date field</text:p>
          </table:table-cell>
          <table:table-cell table:style-name="ce84"/>
          <table:table-cell table:style-name="ce111"/>
          <table:table-cell table:style-name="ce125"/>
          <table:table-cell table:style-name="ce33"/>
          <table:table-cell table:number-columns-repeated="245"/>
        </table:table-row>
        <table:table-row table:style-name="ro1" table:number-rows-repeated="6987">
          <table:table-cell table:style-name="ce21" table:number-columns-repeated="2"/>
          <table:table-cell table:number-columns-repeated="254"/>
        </table:table-row>
        <table:table-row table:style-name="ro1" table:number-rows-repeated="583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Area_1" table:base-cell-address="$Sheet1.$A$1" table:cell-range-address="$Sheet1.$A$1:.$L$214" table:range-usable-as="print-range"/>
        <table:named-range table:name="Excel_BuiltIn_Print_Titles_1" table:base-cell-address="$Sheet1.$A$1" table:cell-range-address="$Sheet1.$A$9:.$IQ$9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£</number:text>
      <number:number number:decimal-places="0" number:min-integer-digits="1" number:grouping="true"/>
    </number:number-style>
    <number:number-style style:name="N122">
      <number:text>-£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number:min-integer-digits="1" number:grouping="true"/>
    </number:number-style>
    <number:number-style style:name="N123">
      <style:text-properties fo:color="#ff0000"/>
      <number:text>-£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integer-digits="1" number:grouping="true"/>
    </number:number-style>
    <number:number-style style:name="N124">
      <number:text>-£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number:min-integer-digits="1" number:grouping="true"/>
    </number:number-style>
    <number:number-style style:name="N125">
      <style:text-properties fo:color="#ff0000"/>
      <number:text>-£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£</number:text>
      <number:number number: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£</number:text>
      <number:number number:decimal-places="2" number:min-integer-digits="1" number:grouping="true"/>
      <number:text> </number:text>
    </number:number-style>
    <number:number-style style:name="N128P1" style:volatile="true">
      <number:text>-£</number:text>
      <number:number number:decimal-places="2" number:min-integer-digits="1" number:grouping="true"/>
      <number:text> </number:text>
    </number:number-style>
    <number:number-style style:name="N128P2" style:volatile="true">
      <number:text> £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7.94cm" fo:page-height="21.59cm" style:num-format="1" style:print-orientation="landscape" fo:margin-top="2.499cm" fo:margin-bottom="1.27cm" fo:margin-left="0.559cm" fo:margin-right="0.406cm" style:first-page-number="continue" style:scale-to="100%" style:writing-mode="lr-tb"/>
      <style:header-style>
        <style:header-footer-properties fo:min-height="0.751cm" fo:margin-left="1.341cm" fo:margin-right="1.494cm" fo:margin-bottom="0cm"/>
      </style:header-style>
      <style:footer-style>
        <style:header-footer-properties fo:min-height="0.751cm" fo:margin-left="1.341cm" fo:margin-right="1.494cm" fo:margin-top="0.877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008/10/23</text:date>, <text:time>17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gokam</meta:initial-creator>
    <meta:creation-date>2006-01-03T16:15:29</meta:creation-date>
    <dc:creator>Jurgen Blignaut</dc:creator>
    <dc:date>2008-10-23T17:12:17</dc:date>
    <meta:print-date>2006-10-17T13:53:59</meta:print-date>
    <meta:editing-cycles>22</meta:editing-cycles>
    <meta:editing-duration>PT6H14M19S</meta:editing-duration>
    <meta:user-defined meta:name="Info 1"/>
    <meta:user-defined meta:name="Info 2"/>
    <meta:user-defined meta:name="Info 3"/>
    <meta:user-defined meta:name="Info 4"/>
    <meta:document-statistic meta:table-count="1" meta:cell-count="818"/>
  </office:meta>
</office:document-meta>
</file>